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OC" table:style-name="ta1">
        <table:shapes>
          <draw:frame draw:z-index="0" draw:style-name="gr1" draw:text-style-name="P1" svg:width="604.01pt" svg:height="339.73pt" svg:x="664.7pt" svg:y="61.57pt">
            <draw:object draw:notify-on-update-of-ranges="ROC.A3:ROC.A30 ROC.A1:ROC.A1 ROC.B3:ROC.B30 ROC.C1:ROC.C1 ROC.D3:ROC.D30 ROC.C3:ROC.C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Matching threshold</text:p>
          </table:table-cell>
          <table:table-cell table:style-name="ce1"/>
          <table:table-cell table:style-name="ce1" office:value-type="string" calcext:value-type="string">
            <text:p>Matching threshold no shrink</text:p>
          </table:table-cell>
          <table:table-cell table:style-name="ce1"/>
          <table:table-cell table:style-name="ce1" office:value-type="string" calcext:value-type="string">
            <text:p>Step size</text:p>
          </table:table-cell>
          <table:table-cell table:style-name="ce1"/>
          <table:table-cell table:style-name="ce1" office:value-type="string" calcext:value-type="string">
            <text:p>Image size</text:p>
          </table:table-cell>
        </table:table-row>
        <table:table-row table:style-name="ro1">
          <table:table-cell office:value-type="string" calcext:value-type="string">
            <text:p>FPR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TPR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.562311780006045" calcext:value-type="float">
            <text:p>0.562311780006045</text:p>
          </table:table-cell>
          <table:table-cell office:value-type="float" office:value="0.975248553282657" calcext:value-type="float">
            <text:p>0.975248553282657</text:p>
          </table:table-cell>
          <table:table-cell office:value-type="float" office:value="0.968943187394259" calcext:value-type="float">
            <text:p>0.968943187394259</text:p>
          </table:table-cell>
          <table:table-cell office:value-type="float" office:value="0.999291337937589" calcext:value-type="float">
            <text:p>0.999291337937589</text:p>
          </table:table-cell>
          <table:table-cell table:number-columns-repeated="3"/>
        </table:table-row>
        <table:table-row table:style-name="ro1">
          <table:table-cell office:value-type="float" office:value="0.562360817495177" calcext:value-type="float">
            <text:p>0.562360817495177</text:p>
          </table:table-cell>
          <table:table-cell office:value-type="float" office:value="0.975379596520254" calcext:value-type="float">
            <text:p>0.975379596520254</text:p>
          </table:table-cell>
          <table:table-cell office:value-type="float" office:value="0.968943187394259" calcext:value-type="float">
            <text:p>0.968943187394259</text:p>
          </table:table-cell>
          <table:table-cell office:value-type="float" office:value="0.999291337937589" calcext:value-type="float">
            <text:p>0.999291337937589</text:p>
          </table:table-cell>
          <table:table-cell table:number-columns-repeated="3"/>
        </table:table-row>
        <table:table-row table:style-name="ro1">
          <table:table-cell office:value-type="float" office:value="0.562452595150222" calcext:value-type="float">
            <text:p>0.562452595150222</text:p>
          </table:table-cell>
          <table:table-cell office:value-type="float" office:value="0.975734604563926" calcext:value-type="float">
            <text:p>0.975734604563926</text:p>
          </table:table-cell>
          <table:table-cell office:value-type="float" office:value="0.969015560140426" calcext:value-type="float">
            <text:p>0.969015560140426</text:p>
          </table:table-cell>
          <table:table-cell office:value-type="float" office:value="0.999510490656311" calcext:value-type="float">
            <text:p>0.999510490656311</text:p>
          </table:table-cell>
          <table:table-cell table:number-columns-repeated="3"/>
        </table:table-row>
        <table:table-row table:style-name="ro1">
          <table:table-cell office:value-type="float" office:value="0.56045377811405" calcext:value-type="float">
            <text:p>0.56045377811405</text:p>
          </table:table-cell>
          <table:table-cell office:value-type="float" office:value="0.976404116377831" calcext:value-type="float">
            <text:p>0.976404116377831</text:p>
          </table:table-cell>
          <table:table-cell office:value-type="float" office:value="0.966516805823164" calcext:value-type="float">
            <text:p>0.966516805823164</text:p>
          </table:table-cell>
          <table:table-cell office:value-type="float" office:value="0.999885303250014" calcext:value-type="float">
            <text:p>0.999885303250014</text:p>
          </table:table-cell>
          <table:table-cell table:number-columns-repeated="3"/>
        </table:table-row>
        <table:table-row table:style-name="ro1">
          <table:table-cell office:value-type="float" office:value="0.557594618447519" calcext:value-type="float">
            <text:p>0.557594618447519</text:p>
          </table:table-cell>
          <table:table-cell office:value-type="float" office:value="0.976267354889866" calcext:value-type="float">
            <text:p>0.976267354889866</text:p>
          </table:table-cell>
          <table:table-cell office:value-type="float" office:value="0.964439404876256" calcext:value-type="float">
            <text:p>0.964439404876256</text:p>
          </table:table-cell>
          <table:table-cell office:value-type="float" office:value="0.999885303250014" calcext:value-type="float">
            <text:p>0.999885303250014</text:p>
          </table:table-cell>
          <table:table-cell table:number-columns-repeated="3"/>
        </table:table-row>
        <table:table-row table:style-name="ro1">
          <table:table-cell office:value-type="float" office:value="0.553058038463117" calcext:value-type="float">
            <text:p>0.553058038463117</text:p>
          </table:table-cell>
          <table:table-cell office:value-type="float" office:value="0.975950468515313" calcext:value-type="float">
            <text:p>0.975950468515313</text:p>
          </table:table-cell>
          <table:table-cell office:value-type="float" office:value="0.955684765536932" calcext:value-type="float">
            <text:p>0.955684765536932</text:p>
          </table:table-cell>
          <table:table-cell office:value-type="float" office:value="0.999885303250014" calcext:value-type="float">
            <text:p>0.999885303250014</text:p>
          </table:table-cell>
          <table:table-cell table:number-columns-repeated="3"/>
        </table:table-row>
        <table:table-row table:style-name="ro1">
          <table:table-cell office:value-type="float" office:value="0.434744921092208" calcext:value-type="float">
            <text:p>0.434744921092208</text:p>
          </table:table-cell>
          <table:table-cell office:value-type="float" office:value="0.970322280590733" calcext:value-type="float">
            <text:p>0.970322280590733</text:p>
          </table:table-cell>
          <table:table-cell office:value-type="float" office:value="0.691425724153741" calcext:value-type="float">
            <text:p>0.691425724153741</text:p>
          </table:table-cell>
          <table:table-cell office:value-type="float" office:value="0.99976241387503" calcext:value-type="float">
            <text:p>0.99976241387503</text:p>
          </table:table-cell>
          <table:table-cell table:number-columns-repeated="3"/>
        </table:table-row>
        <table:table-row table:style-name="ro1">
          <table:table-cell office:value-type="float" office:value="0.384009720268238" calcext:value-type="float">
            <text:p>0.384009720268238</text:p>
          </table:table-cell>
          <table:table-cell office:value-type="float" office:value="0.967927763249186" calcext:value-type="float">
            <text:p>0.967927763249186</text:p>
          </table:table-cell>
          <table:table-cell office:value-type="float" office:value="0.62253615321803" calcext:value-type="float">
            <text:p>0.62253615321803</text:p>
          </table:table-cell>
          <table:table-cell office:value-type="float" office:value="0.99871580603141" calcext:value-type="float">
            <text:p>0.99871580603141</text:p>
          </table:table-cell>
          <table:table-cell table:number-columns-repeated="3"/>
        </table:table-row>
        <table:table-row table:style-name="ro1">
          <table:table-cell office:value-type="float" office:value="0.324906368133119" calcext:value-type="float">
            <text:p>0.324906368133119</text:p>
          </table:table-cell>
          <table:table-cell office:value-type="float" office:value="0.965294985475644" calcext:value-type="float">
            <text:p>0.965294985475644</text:p>
          </table:table-cell>
          <table:table-cell office:value-type="float" office:value="0.559125312841615" calcext:value-type="float">
            <text:p>0.559125312841615</text:p>
          </table:table-cell>
          <table:table-cell office:value-type="float" office:value="0.997230892750346" calcext:value-type="float">
            <text:p>0.997230892750346</text:p>
          </table:table-cell>
          <table:table-cell table:number-columns-repeated="3"/>
        </table:table-row>
        <table:table-row table:style-name="ro1">
          <table:table-cell office:value-type="float" office:value="0.256545775942173" calcext:value-type="float">
            <text:p>0.256545775942173</text:p>
          </table:table-cell>
          <table:table-cell office:value-type="float" office:value="0.965180143947423" calcext:value-type="float">
            <text:p>0.965180143947423</text:p>
          </table:table-cell>
          <table:table-cell office:value-type="float" office:value="0.470740001856683" calcext:value-type="float">
            <text:p>0.470740001856683</text:p>
          </table:table-cell>
          <table:table-cell office:value-type="float" office:value="0.996085973406739" calcext:value-type="float">
            <text:p>0.996085973406739</text:p>
          </table:table-cell>
          <table:table-cell table:number-columns-repeated="3"/>
        </table:table-row>
        <table:table-row table:style-name="ro1">
          <table:table-cell office:value-type="float" office:value="0.184962353668867" calcext:value-type="float">
            <text:p>0.184962353668867</text:p>
          </table:table-cell>
          <table:table-cell office:value-type="float" office:value="0.963131580753132" calcext:value-type="float">
            <text:p>0.963131580753132</text:p>
          </table:table-cell>
          <table:table-cell office:value-type="float" office:value="0.378476686313404" calcext:value-type="float">
            <text:p>0.378476686313404</text:p>
          </table:table-cell>
          <table:table-cell office:value-type="float" office:value="0.993493007594563" calcext:value-type="float">
            <text:p>0.993493007594563</text:p>
          </table:table-cell>
          <table:table-cell table:number-columns-repeated="3"/>
        </table:table-row>
        <table:table-row table:style-name="ro1">
          <table:table-cell office:value-type="float" office:value="0.120259806564889" calcext:value-type="float">
            <text:p>0.120259806564889</text:p>
          </table:table-cell>
          <table:table-cell office:value-type="float" office:value="0.953971896705525" calcext:value-type="float">
            <text:p>0.953971896705525</text:p>
          </table:table-cell>
          <table:table-cell office:value-type="float" office:value="0.291857876598784" calcext:value-type="float">
            <text:p>0.291857876598784</text:p>
          </table:table-cell>
          <table:table-cell office:value-type="float" office:value="0.990009093813749" calcext:value-type="float">
            <text:p>0.990009093813749</text:p>
          </table:table-cell>
          <table:table-cell table:number-columns-repeated="3"/>
        </table:table-row>
        <table:table-row table:style-name="ro1">
          <table:table-cell office:value-type="float" office:value="0.0732376940974956" calcext:value-type="float">
            <text:p>0.073237694097496</text:p>
          </table:table-cell>
          <table:table-cell office:value-type="float" office:value="0.934443595178371" calcext:value-type="float">
            <text:p>0.934443595178371</text:p>
          </table:table-cell>
          <table:table-cell office:value-type="float" office:value="0.207146145582894" calcext:value-type="float">
            <text:p>0.207146145582894</text:p>
          </table:table-cell>
          <table:table-cell office:value-type="float" office:value="0.990486314219939" calcext:value-type="float">
            <text:p>0.990486314219939</text:p>
          </table:table-cell>
          <table:table-cell table:number-columns-repeated="3"/>
        </table:table-row>
        <table:table-row table:style-name="ro1">
          <table:table-cell office:value-type="float" office:value="0.0475933030066686" calcext:value-type="float">
            <text:p>0.047593303006669</text:p>
          </table:table-cell>
          <table:table-cell office:value-type="float" office:value="0.913221738500598" calcext:value-type="float">
            <text:p>0.913221738500598</text:p>
          </table:table-cell>
          <table:table-cell office:value-type="float" office:value="0.15891501507134" calcext:value-type="float">
            <text:p>0.15891501507134</text:p>
          </table:table-cell>
          <table:table-cell office:value-type="float" office:value="0.986054104095493" calcext:value-type="float">
            <text:p>0.986054104095493</text:p>
          </table:table-cell>
          <table:table-cell table:number-columns-repeated="3"/>
        </table:table-row>
        <table:table-row table:style-name="ro1">
          <table:table-cell office:value-type="float" office:value="0.0301198637165962" calcext:value-type="float">
            <text:p>0.030119863716596</text:p>
          </table:table-cell>
          <table:table-cell office:value-type="float" office:value="0.895513746673884" calcext:value-type="float">
            <text:p>0.895513746673884</text:p>
          </table:table-cell>
          <table:table-cell office:value-type="float" office:value="0.117468545326748" calcext:value-type="float">
            <text:p>0.117468545326748</text:p>
          </table:table-cell>
          <table:table-cell office:value-type="float" office:value="0.975743685534282" calcext:value-type="float">
            <text:p>0.975743685534282</text:p>
          </table:table-cell>
          <table:table-cell table:number-columns-repeated="3"/>
        </table:table-row>
        <table:table-row table:style-name="ro1">
          <table:table-cell office:value-type="float" office:value="0.0169912275955234" calcext:value-type="float">
            <text:p>0.016991227595523</text:p>
          </table:table-cell>
          <table:table-cell office:value-type="float" office:value="0.892573136422205" calcext:value-type="float">
            <text:p>0.892573136422205</text:p>
          </table:table-cell>
          <table:table-cell office:value-type="float" office:value="0.0863609581242197" calcext:value-type="float">
            <text:p>0.08636095812422</text:p>
          </table:table-cell>
          <table:table-cell office:value-type="float" office:value="0.976866075159142" calcext:value-type="float">
            <text:p>0.976866075159142</text:p>
          </table:table-cell>
          <table:table-cell table:number-columns-repeated="3"/>
        </table:table-row>
        <table:table-row table:style-name="ro1">
          <table:table-cell office:value-type="float" office:value="0.011789522000515" calcext:value-type="float">
            <text:p>0.011789522000515</text:p>
          </table:table-cell>
          <table:table-cell office:value-type="float" office:value="0.880284616381644" calcext:value-type="float">
            <text:p>0.880284616381644</text:p>
          </table:table-cell>
          <table:table-cell office:value-type="float" office:value="0.0713021221129053" calcext:value-type="float">
            <text:p>0.071302122112905</text:p>
          </table:table-cell>
          <table:table-cell office:value-type="float" office:value="0.96760226444155" calcext:value-type="float">
            <text:p>0.96760226444155</text:p>
          </table:table-cell>
          <table:table-cell table:number-columns-repeated="3"/>
        </table:table-row>
        <table:table-row table:style-name="ro1">
          <table:table-cell office:value-type="float" office:value="0.00825777322919271" calcext:value-type="float">
            <text:p>0.008257773229193</text:p>
          </table:table-cell>
          <table:table-cell office:value-type="float" office:value="0.873172065965736" calcext:value-type="float">
            <text:p>0.873172065965736</text:p>
          </table:table-cell>
          <table:table-cell office:value-type="float" office:value="0.0586829296942346" calcext:value-type="float">
            <text:p>0.058682929694235</text:p>
          </table:table-cell>
          <table:table-cell office:value-type="float" office:value="0.95727750878659" calcext:value-type="float">
            <text:p>0.95727750878659</text:p>
          </table:table-cell>
          <table:table-cell table:number-columns-repeated="3"/>
        </table:table-row>
        <table:table-row table:style-name="ro1">
          <table:table-cell office:value-type="float" office:value="0.0070927684338977" calcext:value-type="float">
            <text:p>0.007092768433898</text:p>
          </table:table-cell>
          <table:table-cell office:value-type="float" office:value="0.866978724296465" calcext:value-type="float">
            <text:p>0.866978724296465</text:p>
          </table:table-cell>
          <table:table-cell office:value-type="float" office:value="0.0517275677641937" calcext:value-type="float">
            <text:p>0.051727567764194</text:p>
          </table:table-cell>
          <table:table-cell office:value-type="float" office:value="0.950012698568748" calcext:value-type="float">
            <text:p>0.950012698568748</text:p>
          </table:table-cell>
          <table:table-cell table:number-columns-repeated="3"/>
        </table:table-row>
        <table:table-row table:style-name="ro1">
          <table:table-cell office:value-type="float" office:value="0.0125686991316225" calcext:value-type="float">
            <text:p>0.012568699131623</text:p>
          </table:table-cell>
          <table:table-cell office:value-type="float" office:value="0.856562931251382" calcext:value-type="float">
            <text:p>0.856562931251382</text:p>
          </table:table-cell>
          <table:table-cell office:value-type="float" office:value="0.0466834525967986" calcext:value-type="float">
            <text:p>0.046683452596799</text:p>
          </table:table-cell>
          <table:table-cell office:value-type="float" office:value="0.937275214851591" calcext:value-type="float">
            <text:p>0.937275214851591</text:p>
          </table:table-cell>
          <table:table-cell table:number-columns-repeated="3"/>
        </table:table-row>
        <table:table-row table:style-name="ro1">
          <table:table-cell office:value-type="float" office:value="0.0172655693153364" calcext:value-type="float">
            <text:p>0.017265569315336</text:p>
          </table:table-cell>
          <table:table-cell office:value-type="float" office:value="0.849594290136399" calcext:value-type="float">
            <text:p>0.849594290136399</text:p>
          </table:table-cell>
          <table:table-cell office:value-type="float" office:value="0.0542039661022729" calcext:value-type="float">
            <text:p>0.054203966102273</text:p>
          </table:table-cell>
          <table:table-cell office:value-type="float" office:value="0.918852049385144" calcext:value-type="float">
            <text:p>0.918852049385144</text:p>
          </table:table-cell>
          <table:table-cell table:number-columns-repeated="3"/>
        </table:table-row>
        <table:table-row table:style-name="ro1">
          <table:table-cell office:value-type="float" office:value="0.0274252507734046" calcext:value-type="float">
            <text:p>0.027425250773405</text:p>
          </table:table-cell>
          <table:table-cell office:value-type="float" office:value="0.818933984705586" calcext:value-type="float">
            <text:p>0.818933984705586</text:p>
          </table:table-cell>
          <table:table-cell office:value-type="float" office:value="0.050210771413902" calcext:value-type="float">
            <text:p>0.050210771413902</text:p>
          </table:table-cell>
          <table:table-cell office:value-type="float" office:value="0.890450266669944" calcext:value-type="float">
            <text:p>0.890450266669944</text:p>
          </table:table-cell>
          <table:table-cell table:number-columns-repeated="3"/>
        </table:table-row>
        <table:table-row table:style-name="ro1">
          <table:table-cell office:value-type="float" office:value="0.0289460543305059" calcext:value-type="float">
            <text:p>0.028946054330506</text:p>
          </table:table-cell>
          <table:table-cell office:value-type="float" office:value="0.74464295244703" calcext:value-type="float">
            <text:p>0.74464295244703</text:p>
          </table:table-cell>
          <table:table-cell office:value-type="float" office:value="0.0412901673477662" calcext:value-type="float">
            <text:p>0.041290167347766</text:p>
          </table:table-cell>
          <table:table-cell office:value-type="float" office:value="0.783604099589549" calcext:value-type="float">
            <text:p>0.783604099589549</text:p>
          </table:table-cell>
          <table:table-cell table:number-columns-repeated="3"/>
        </table:table-row>
        <table:table-row table:style-name="ro1">
          <table:table-cell office:value-type="float" office:value="0.0481284588630859" calcext:value-type="float">
            <text:p>0.048128458863086</text:p>
          </table:table-cell>
          <table:table-cell office:value-type="float" office:value="0.545496306010262" calcext:value-type="float">
            <text:p>0.545496306010262</text:p>
          </table:table-cell>
          <table:table-cell office:value-type="float" office:value="0.0510392688458063" calcext:value-type="float">
            <text:p>0.051039268845806</text:p>
          </table:table-cell>
          <table:table-cell office:value-type="float" office:value="0.500387101531202" calcext:value-type="float">
            <text:p>0.500387101531202</text:p>
          </table:table-cell>
          <table:table-cell table:number-columns-repeated="3"/>
        </table:table-row>
        <table:table-row table:style-name="ro1">
          <table:table-cell office:value-type="float" office:value="0.006413007377664" calcext:value-type="float">
            <text:p>0.006413007377664</text:p>
          </table:table-cell>
          <table:table-cell office:value-type="float" office:value="0.150858881205255" calcext:value-type="float">
            <text:p>0.150858881205255</text:p>
          </table:table-cell>
          <table:table-cell office:value-type="float" office:value="0.00782591891600025" calcext:value-type="float">
            <text:p>0.007825918916</text:p>
          </table:table-cell>
          <table:table-cell office:value-type="float" office:value="0.0499975422125003" calcext:value-type="float">
            <text:p>0.0499975422125</text:p>
          </table:table-cell>
          <table:table-cell table:number-columns-repeated="3"/>
        </table:table-row>
        <table:table-row table:style-name="ro1">
          <table:table-cell table:style-name="ce2" office:value-type="float" office:value="0.0000373757794686739" calcext:value-type="float">
            <text:p>3.74E-05</text:p>
          </table:table-cell>
          <table:table-cell office:value-type="float" office:value="0.00122465862045304" calcext:value-type="float">
            <text:p>0.001224658620453</text:p>
          </table:table-cell>
          <table:table-cell office:value-type="float" office:value="0.000218633898105994" calcext:value-type="float">
            <text:p>0.000218633898106</text:p>
          </table:table-cell>
          <table:table-cell office:value-type="float" office:value="0.00636771778045404" calcext:value-type="float">
            <text:p>0.006367717780454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</table:table>
      <table:table table:name="IoU" table:style-name="ta1">
        <table:shapes>
          <draw:frame draw:z-index="0" draw:style-name="gr1" draw:text-style-name="P1" svg:width="453.51pt" svg:height="255.09pt" svg:x="614.75pt" svg:y="29.2pt">
            <draw:object draw:notify-on-update-of-ranges="IoU.A1:IoU.A1 IoU.A2:IoU.A52 IoU.B1:IoU.B1 IoU.B2:IoU.B52 IoU.A1:IoU.A1 IoU.A2:IoU.A52 IoU.C1:IoU.C1 IoU.C2:IoU.C52 IoU.A1:IoU.A1 IoU.A2:IoU.A52 IoU.D1:IoU.D1 IoU.D2:IoU.D52 IoU.A1:IoU.A1 IoU.A2:IoU.A52 IoU.E1:IoU.E1 IoU.E2:IoU.E52 IoU.A1:IoU.A1 IoU.A2:IoU.A52 IoU.F1:IoU.F1 IoU.F2:IoU.F52 IoU.A1:IoU.A1 IoU.A2:IoU.A52 IoU.G1:IoU.G1 IoU.G2:IoU.G52 IoU.A1:IoU.A1 IoU.A2:IoU.A52 IoU.H1:IoU.H1 IoU.H2:IoU.H52 IoU.A1:IoU.A1 IoU.A2:IoU.A52 IoU.I1:IoU.I1 IoU.I2:IoU.I5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IoU Threshold</text:p>
          </table:table-cell>
          <table:table-cell office:value-type="string" calcext:value-type="string">
            <text:p>TPR, th0.96</text:p>
          </table:table-cell>
          <table:table-cell office:value-type="string" calcext:value-type="string">
            <text:p>FPR, th0.96</text:p>
          </table:table-cell>
          <table:table-cell/>
          <table:table-cell office:value-type="string" calcext:value-type="string">
            <text:p>TPR, th0.95</text:p>
          </table:table-cell>
          <table:table-cell office:value-type="string" calcext:value-type="string">
            <text:p>FPR, th0.95</text:p>
          </table:table-cell>
          <table:table-cell/>
          <table:table-cell office:value-type="string" calcext:value-type="string">
            <text:p>TPR, th0.97</text:p>
          </table:table-cell>
          <table:table-cell office:value-type="string" calcext:value-type="string">
            <text:p>FPR, th0.9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876623376623376" calcext:value-type="float">
            <text:p>0.876623376623376</text:p>
          </table:table-cell>
          <table:table-cell office:value-type="float" office:value="0.0487012987012987" calcext:value-type="float">
            <text:p>0.048701298701299</text:p>
          </table:table-cell>
          <table:table-cell/>
          <table:table-cell office:value-type="float" office:value="0.87987012987013" calcext:value-type="float">
            <text:p>0.87987012987013</text:p>
          </table:table-cell>
          <table:table-cell office:value-type="float" office:value="0.0909090909090909" calcext:value-type="float">
            <text:p>0.090909090909091</text:p>
          </table:table-cell>
          <table:table-cell/>
          <table:table-cell office:value-type="float" office:value="0.824675324675325" calcext:value-type="float">
            <text:p>0.824675324675325</text:p>
          </table:table-cell>
          <table:table-cell office:value-type="float" office:value="0.0909090909090909" calcext:value-type="float">
            <text:p>0.090909090909091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873376623376623" calcext:value-type="float">
            <text:p>0.873376623376623</text:p>
          </table:table-cell>
          <table:table-cell office:value-type="float" office:value="0.051948051948052" calcext:value-type="float">
            <text:p>0.051948051948052</text:p>
          </table:table-cell>
          <table:table-cell/>
          <table:table-cell office:value-type="float" office:value="0.876623376623376" calcext:value-type="float">
            <text:p>0.876623376623376</text:p>
          </table:table-cell>
          <table:table-cell office:value-type="float" office:value="0.0941558441558442" calcext:value-type="float">
            <text:p>0.094155844155844</text:p>
          </table:table-cell>
          <table:table-cell/>
          <table:table-cell office:value-type="float" office:value="0.824675324675325" calcext:value-type="float">
            <text:p>0.824675324675325</text:p>
          </table:table-cell>
          <table:table-cell office:value-type="float" office:value="0.0909090909090909" calcext:value-type="float">
            <text:p>0.090909090909091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873376623376623" calcext:value-type="float">
            <text:p>0.873376623376623</text:p>
          </table:table-cell>
          <table:table-cell office:value-type="float" office:value="0.051948051948052" calcext:value-type="float">
            <text:p>0.051948051948052</text:p>
          </table:table-cell>
          <table:table-cell/>
          <table:table-cell office:value-type="float" office:value="0.876623376623376" calcext:value-type="float">
            <text:p>0.876623376623376</text:p>
          </table:table-cell>
          <table:table-cell office:value-type="float" office:value="0.0941558441558442" calcext:value-type="float">
            <text:p>0.094155844155844</text:p>
          </table:table-cell>
          <table:table-cell/>
          <table:table-cell office:value-type="float" office:value="0.824675324675325" calcext:value-type="float">
            <text:p>0.824675324675325</text:p>
          </table:table-cell>
          <table:table-cell office:value-type="float" office:value="0.0909090909090909" calcext:value-type="float">
            <text:p>0.09090909090909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87012987012987" calcext:value-type="float">
            <text:p>0.87012987012987</text:p>
          </table:table-cell>
          <table:table-cell office:value-type="float" office:value="0.0551948051948052" calcext:value-type="float">
            <text:p>0.055194805194805</text:p>
          </table:table-cell>
          <table:table-cell/>
          <table:table-cell office:value-type="float" office:value="0.87012987012987" calcext:value-type="float">
            <text:p>0.87012987012987</text:p>
          </table:table-cell>
          <table:table-cell office:value-type="float" office:value="0.100649350649351" calcext:value-type="float">
            <text:p>0.100649350649351</text:p>
          </table:table-cell>
          <table:table-cell/>
          <table:table-cell office:value-type="float" office:value="0.824675324675325" calcext:value-type="float">
            <text:p>0.824675324675325</text:p>
          </table:table-cell>
          <table:table-cell office:value-type="float" office:value="0.0909090909090909" calcext:value-type="float">
            <text:p>0.090909090909091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87012987012987" calcext:value-type="float">
            <text:p>0.87012987012987</text:p>
          </table:table-cell>
          <table:table-cell office:value-type="float" office:value="0.0551948051948052" calcext:value-type="float">
            <text:p>0.055194805194805</text:p>
          </table:table-cell>
          <table:table-cell/>
          <table:table-cell office:value-type="float" office:value="0.866883116883117" calcext:value-type="float">
            <text:p>0.866883116883117</text:p>
          </table:table-cell>
          <table:table-cell office:value-type="float" office:value="0.103896103896104" calcext:value-type="float">
            <text:p>0.103896103896104</text:p>
          </table:table-cell>
          <table:table-cell/>
          <table:table-cell office:value-type="float" office:value="0.824675324675325" calcext:value-type="float">
            <text:p>0.824675324675325</text:p>
          </table:table-cell>
          <table:table-cell office:value-type="float" office:value="0.0909090909090909" calcext:value-type="float">
            <text:p>0.090909090909091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87012987012987" calcext:value-type="float">
            <text:p>0.87012987012987</text:p>
          </table:table-cell>
          <table:table-cell office:value-type="float" office:value="0.0551948051948052" calcext:value-type="float">
            <text:p>0.055194805194805</text:p>
          </table:table-cell>
          <table:table-cell/>
          <table:table-cell office:value-type="float" office:value="0.866883116883117" calcext:value-type="float">
            <text:p>0.866883116883117</text:p>
          </table:table-cell>
          <table:table-cell office:value-type="float" office:value="0.103896103896104" calcext:value-type="float">
            <text:p>0.103896103896104</text:p>
          </table:table-cell>
          <table:table-cell/>
          <table:table-cell office:value-type="float" office:value="0.824675324675325" calcext:value-type="float">
            <text:p>0.824675324675325</text:p>
          </table:table-cell>
          <table:table-cell office:value-type="float" office:value="0.0909090909090909" calcext:value-type="float">
            <text:p>0.090909090909091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87012987012987" calcext:value-type="float">
            <text:p>0.87012987012987</text:p>
          </table:table-cell>
          <table:table-cell office:value-type="float" office:value="0.0551948051948052" calcext:value-type="float">
            <text:p>0.055194805194805</text:p>
          </table:table-cell>
          <table:table-cell/>
          <table:table-cell office:value-type="float" office:value="0.866883116883117" calcext:value-type="float">
            <text:p>0.866883116883117</text:p>
          </table:table-cell>
          <table:table-cell office:value-type="float" office:value="0.103896103896104" calcext:value-type="float">
            <text:p>0.103896103896104</text:p>
          </table:table-cell>
          <table:table-cell/>
          <table:table-cell office:value-type="float" office:value="0.824675324675325" calcext:value-type="float">
            <text:p>0.824675324675325</text:p>
          </table:table-cell>
          <table:table-cell office:value-type="float" office:value="0.0909090909090909" calcext:value-type="float">
            <text:p>0.090909090909091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87012987012987" calcext:value-type="float">
            <text:p>0.87012987012987</text:p>
          </table:table-cell>
          <table:table-cell office:value-type="float" office:value="0.0551948051948052" calcext:value-type="float">
            <text:p>0.055194805194805</text:p>
          </table:table-cell>
          <table:table-cell/>
          <table:table-cell office:value-type="float" office:value="0.863636363636364" calcext:value-type="float">
            <text:p>0.863636363636364</text:p>
          </table:table-cell>
          <table:table-cell office:value-type="float" office:value="0.107142857142857" calcext:value-type="float">
            <text:p>0.107142857142857</text:p>
          </table:table-cell>
          <table:table-cell/>
          <table:table-cell office:value-type="float" office:value="0.824675324675325" calcext:value-type="float">
            <text:p>0.824675324675325</text:p>
          </table:table-cell>
          <table:table-cell office:value-type="float" office:value="0.0909090909090909" calcext:value-type="float">
            <text:p>0.090909090909091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866883116883117" calcext:value-type="float">
            <text:p>0.866883116883117</text:p>
          </table:table-cell>
          <table:table-cell office:value-type="float" office:value="0.0584415584415584" calcext:value-type="float">
            <text:p>0.058441558441559</text:p>
          </table:table-cell>
          <table:table-cell/>
          <table:table-cell office:value-type="float" office:value="0.857142857142857" calcext:value-type="float">
            <text:p>0.857142857142857</text:p>
          </table:table-cell>
          <table:table-cell office:value-type="float" office:value="0.113636363636364" calcext:value-type="float">
            <text:p>0.113636363636364</text:p>
          </table:table-cell>
          <table:table-cell/>
          <table:table-cell office:value-type="float" office:value="0.824675324675325" calcext:value-type="float">
            <text:p>0.824675324675325</text:p>
          </table:table-cell>
          <table:table-cell office:value-type="float" office:value="0.0909090909090909" calcext:value-type="float">
            <text:p>0.090909090909091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866883116883117" calcext:value-type="float">
            <text:p>0.866883116883117</text:p>
          </table:table-cell>
          <table:table-cell office:value-type="float" office:value="0.0584415584415584" calcext:value-type="float">
            <text:p>0.058441558441559</text:p>
          </table:table-cell>
          <table:table-cell/>
          <table:table-cell office:value-type="float" office:value="0.850649350649351" calcext:value-type="float">
            <text:p>0.850649350649351</text:p>
          </table:table-cell>
          <table:table-cell office:value-type="float" office:value="0.12012987012987" calcext:value-type="float">
            <text:p>0.12012987012987</text:p>
          </table:table-cell>
          <table:table-cell/>
          <table:table-cell office:value-type="float" office:value="0.824675324675325" calcext:value-type="float">
            <text:p>0.824675324675325</text:p>
          </table:table-cell>
          <table:table-cell office:value-type="float" office:value="0.0909090909090909" calcext:value-type="float">
            <text:p>0.09090909090909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86038961038961" calcext:value-type="float">
            <text:p>0.86038961038961</text:p>
          </table:table-cell>
          <table:table-cell office:value-type="float" office:value="0.0649350649350649" calcext:value-type="float">
            <text:p>0.064935064935065</text:p>
          </table:table-cell>
          <table:table-cell/>
          <table:table-cell office:value-type="float" office:value="0.847402597402597" calcext:value-type="float">
            <text:p>0.847402597402597</text:p>
          </table:table-cell>
          <table:table-cell office:value-type="float" office:value="0.123376623376623" calcext:value-type="float">
            <text:p>0.123376623376623</text:p>
          </table:table-cell>
          <table:table-cell/>
          <table:table-cell office:value-type="float" office:value="0.824675324675325" calcext:value-type="float">
            <text:p>0.824675324675325</text:p>
          </table:table-cell>
          <table:table-cell office:value-type="float" office:value="0.0909090909090909" calcext:value-type="float">
            <text:p>0.090909090909091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0681818181818182" calcext:value-type="float">
            <text:p>0.068181818181818</text:p>
          </table:table-cell>
          <table:table-cell/>
          <table:table-cell office:value-type="float" office:value="0.834415584415584" calcext:value-type="float">
            <text:p>0.834415584415584</text:p>
          </table:table-cell>
          <table:table-cell office:value-type="float" office:value="0.136363636363636" calcext:value-type="float">
            <text:p>0.136363636363636</text:p>
          </table:table-cell>
          <table:table-cell/>
          <table:table-cell office:value-type="float" office:value="0.821428571428571" calcext:value-type="float">
            <text:p>0.821428571428571</text:p>
          </table:table-cell>
          <table:table-cell office:value-type="float" office:value="0.0941558441558442" calcext:value-type="float">
            <text:p>0.094155844155844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0681818181818182" calcext:value-type="float">
            <text:p>0.068181818181818</text:p>
          </table:table-cell>
          <table:table-cell/>
          <table:table-cell office:value-type="float" office:value="0.834415584415584" calcext:value-type="float">
            <text:p>0.834415584415584</text:p>
          </table:table-cell>
          <table:table-cell office:value-type="float" office:value="0.136363636363636" calcext:value-type="float">
            <text:p>0.136363636363636</text:p>
          </table:table-cell>
          <table:table-cell/>
          <table:table-cell office:value-type="float" office:value="0.821428571428571" calcext:value-type="float">
            <text:p>0.821428571428571</text:p>
          </table:table-cell>
          <table:table-cell office:value-type="float" office:value="0.0941558441558442" calcext:value-type="float">
            <text:p>0.094155844155844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0681818181818182" calcext:value-type="float">
            <text:p>0.068181818181818</text:p>
          </table:table-cell>
          <table:table-cell/>
          <table:table-cell office:value-type="float" office:value="0.821428571428571" calcext:value-type="float">
            <text:p>0.821428571428571</text:p>
          </table:table-cell>
          <table:table-cell office:value-type="float" office:value="0.149350649350649" calcext:value-type="float">
            <text:p>0.149350649350649</text:p>
          </table:table-cell>
          <table:table-cell/>
          <table:table-cell office:value-type="float" office:value="0.821428571428571" calcext:value-type="float">
            <text:p>0.821428571428571</text:p>
          </table:table-cell>
          <table:table-cell office:value-type="float" office:value="0.0941558441558442" calcext:value-type="float">
            <text:p>0.094155844155844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0681818181818182" calcext:value-type="float">
            <text:p>0.068181818181818</text:p>
          </table:table-cell>
          <table:table-cell/>
          <table:table-cell office:value-type="float" office:value="0.811688311688312" calcext:value-type="float">
            <text:p>0.811688311688312</text:p>
          </table:table-cell>
          <table:table-cell office:value-type="float" office:value="0.159090909090909" calcext:value-type="float">
            <text:p>0.159090909090909</text:p>
          </table:table-cell>
          <table:table-cell/>
          <table:table-cell office:value-type="float" office:value="0.821428571428571" calcext:value-type="float">
            <text:p>0.821428571428571</text:p>
          </table:table-cell>
          <table:table-cell office:value-type="float" office:value="0.0941558441558442" calcext:value-type="float">
            <text:p>0.09415584415584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0681818181818182" calcext:value-type="float">
            <text:p>0.068181818181818</text:p>
          </table:table-cell>
          <table:table-cell/>
          <table:table-cell office:value-type="float" office:value="0.808441558441558" calcext:value-type="float">
            <text:p>0.808441558441558</text:p>
          </table:table-cell>
          <table:table-cell office:value-type="float" office:value="0.162337662337662" calcext:value-type="float">
            <text:p>0.162337662337662</text:p>
          </table:table-cell>
          <table:table-cell/>
          <table:table-cell office:value-type="float" office:value="0.821428571428571" calcext:value-type="float">
            <text:p>0.821428571428571</text:p>
          </table:table-cell>
          <table:table-cell office:value-type="float" office:value="0.0941558441558442" calcext:value-type="float">
            <text:p>0.094155844155844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853896103896104" calcext:value-type="float">
            <text:p>0.853896103896104</text:p>
          </table:table-cell>
          <table:table-cell office:value-type="float" office:value="0.0714285714285714" calcext:value-type="float">
            <text:p>0.071428571428572</text:p>
          </table:table-cell>
          <table:table-cell/>
          <table:table-cell office:value-type="float" office:value="0.795454545454545" calcext:value-type="float">
            <text:p>0.795454545454545</text:p>
          </table:table-cell>
          <table:table-cell office:value-type="float" office:value="0.175324675324675" calcext:value-type="float">
            <text:p>0.175324675324675</text:p>
          </table:table-cell>
          <table:table-cell/>
          <table:table-cell office:value-type="float" office:value="0.811688311688312" calcext:value-type="float">
            <text:p>0.811688311688312</text:p>
          </table:table-cell>
          <table:table-cell office:value-type="float" office:value="0.103896103896104" calcext:value-type="float">
            <text:p>0.103896103896104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847402597402597" calcext:value-type="float">
            <text:p>0.847402597402597</text:p>
          </table:table-cell>
          <table:table-cell office:value-type="float" office:value="0.0779220779220779" calcext:value-type="float">
            <text:p>0.077922077922078</text:p>
          </table:table-cell>
          <table:table-cell/>
          <table:table-cell office:value-type="float" office:value="0.779220779220779" calcext:value-type="float">
            <text:p>0.779220779220779</text:p>
          </table:table-cell>
          <table:table-cell office:value-type="float" office:value="0.191558441558442" calcext:value-type="float">
            <text:p>0.191558441558442</text:p>
          </table:table-cell>
          <table:table-cell/>
          <table:table-cell office:value-type="float" office:value="0.811688311688312" calcext:value-type="float">
            <text:p>0.811688311688312</text:p>
          </table:table-cell>
          <table:table-cell office:value-type="float" office:value="0.103896103896104" calcext:value-type="float">
            <text:p>0.103896103896104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844155844155844" calcext:value-type="float">
            <text:p>0.844155844155844</text:p>
          </table:table-cell>
          <table:table-cell office:value-type="float" office:value="0.0811688311688312" calcext:value-type="float">
            <text:p>0.081168831168831</text:p>
          </table:table-cell>
          <table:table-cell/>
          <table:table-cell office:value-type="float" office:value="0.769480519480519" calcext:value-type="float">
            <text:p>0.769480519480519</text:p>
          </table:table-cell>
          <table:table-cell office:value-type="float" office:value="0.201298701298701" calcext:value-type="float">
            <text:p>0.201298701298701</text:p>
          </table:table-cell>
          <table:table-cell/>
          <table:table-cell office:value-type="float" office:value="0.811688311688312" calcext:value-type="float">
            <text:p>0.811688311688312</text:p>
          </table:table-cell>
          <table:table-cell office:value-type="float" office:value="0.103896103896104" calcext:value-type="float">
            <text:p>0.103896103896104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840909090909091" calcext:value-type="float">
            <text:p>0.840909090909091</text:p>
          </table:table-cell>
          <table:table-cell office:value-type="float" office:value="0.0844155844155844" calcext:value-type="float">
            <text:p>0.084415584415585</text:p>
          </table:table-cell>
          <table:table-cell/>
          <table:table-cell office:value-type="float" office:value="0.766233766233766" calcext:value-type="float">
            <text:p>0.766233766233766</text:p>
          </table:table-cell>
          <table:table-cell office:value-type="float" office:value="0.204545454545455" calcext:value-type="float">
            <text:p>0.204545454545455</text:p>
          </table:table-cell>
          <table:table-cell/>
          <table:table-cell office:value-type="float" office:value="0.808441558441558" calcext:value-type="float">
            <text:p>0.808441558441558</text:p>
          </table:table-cell>
          <table:table-cell office:value-type="float" office:value="0.107142857142857" calcext:value-type="float">
            <text:p>0.10714285714285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837662337662338" calcext:value-type="float">
            <text:p>0.837662337662338</text:p>
          </table:table-cell>
          <table:table-cell office:value-type="float" office:value="0.0876623376623377" calcext:value-type="float">
            <text:p>0.087662337662338</text:p>
          </table:table-cell>
          <table:table-cell/>
          <table:table-cell office:value-type="float" office:value="0.762987012987013" calcext:value-type="float">
            <text:p>0.762987012987013</text:p>
          </table:table-cell>
          <table:table-cell office:value-type="float" office:value="0.207792207792208" calcext:value-type="float">
            <text:p>0.207792207792208</text:p>
          </table:table-cell>
          <table:table-cell/>
          <table:table-cell office:value-type="float" office:value="0.801948051948052" calcext:value-type="float">
            <text:p>0.801948051948052</text:p>
          </table:table-cell>
          <table:table-cell office:value-type="float" office:value="0.113636363636364" calcext:value-type="float">
            <text:p>0.113636363636364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834415584415584" calcext:value-type="float">
            <text:p>0.834415584415584</text:p>
          </table:table-cell>
          <table:table-cell office:value-type="float" office:value="0.0909090909090909" calcext:value-type="float">
            <text:p>0.090909090909091</text:p>
          </table:table-cell>
          <table:table-cell/>
          <table:table-cell office:value-type="float" office:value="0.75974025974026" calcext:value-type="float">
            <text:p>0.75974025974026</text:p>
          </table:table-cell>
          <table:table-cell office:value-type="float" office:value="0.211038961038961" calcext:value-type="float">
            <text:p>0.211038961038961</text:p>
          </table:table-cell>
          <table:table-cell/>
          <table:table-cell office:value-type="float" office:value="0.801948051948052" calcext:value-type="float">
            <text:p>0.801948051948052</text:p>
          </table:table-cell>
          <table:table-cell office:value-type="float" office:value="0.113636363636364" calcext:value-type="float">
            <text:p>0.113636363636364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834415584415584" calcext:value-type="float">
            <text:p>0.834415584415584</text:p>
          </table:table-cell>
          <table:table-cell office:value-type="float" office:value="0.0909090909090909" calcext:value-type="float">
            <text:p>0.090909090909091</text:p>
          </table:table-cell>
          <table:table-cell/>
          <table:table-cell office:value-type="float" office:value="0.756493506493506" calcext:value-type="float">
            <text:p>0.756493506493506</text:p>
          </table:table-cell>
          <table:table-cell office:value-type="float" office:value="0.214285714285714" calcext:value-type="float">
            <text:p>0.214285714285714</text:p>
          </table:table-cell>
          <table:table-cell/>
          <table:table-cell office:value-type="float" office:value="0.795454545454545" calcext:value-type="float">
            <text:p>0.795454545454545</text:p>
          </table:table-cell>
          <table:table-cell office:value-type="float" office:value="0.12012987012987" calcext:value-type="float">
            <text:p>0.12012987012987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824675324675325" calcext:value-type="float">
            <text:p>0.824675324675325</text:p>
          </table:table-cell>
          <table:table-cell office:value-type="float" office:value="0.100649350649351" calcext:value-type="float">
            <text:p>0.100649350649351</text:p>
          </table:table-cell>
          <table:table-cell/>
          <table:table-cell office:value-type="float" office:value="0.753246753246753" calcext:value-type="float">
            <text:p>0.753246753246753</text:p>
          </table:table-cell>
          <table:table-cell office:value-type="float" office:value="0.217532467532468" calcext:value-type="float">
            <text:p>0.217532467532468</text:p>
          </table:table-cell>
          <table:table-cell/>
          <table:table-cell office:value-type="float" office:value="0.788961038961039" calcext:value-type="float">
            <text:p>0.788961038961039</text:p>
          </table:table-cell>
          <table:table-cell office:value-type="float" office:value="0.126623376623377" calcext:value-type="float">
            <text:p>0.126623376623377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818181818181818" calcext:value-type="float">
            <text:p>0.818181818181818</text:p>
          </table:table-cell>
          <table:table-cell office:value-type="float" office:value="0.107142857142857" calcext:value-type="float">
            <text:p>0.107142857142857</text:p>
          </table:table-cell>
          <table:table-cell/>
          <table:table-cell office:value-type="float" office:value="0.746753246753247" calcext:value-type="float">
            <text:p>0.746753246753247</text:p>
          </table:table-cell>
          <table:table-cell office:value-type="float" office:value="0.224025974025974" calcext:value-type="float">
            <text:p>0.224025974025974</text:p>
          </table:table-cell>
          <table:table-cell/>
          <table:table-cell office:value-type="float" office:value="0.779220779220779" calcext:value-type="float">
            <text:p>0.779220779220779</text:p>
          </table:table-cell>
          <table:table-cell office:value-type="float" office:value="0.136363636363636" calcext:value-type="float">
            <text:p>0.13636363636363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814935064935065" calcext:value-type="float">
            <text:p>0.814935064935065</text:p>
          </table:table-cell>
          <table:table-cell office:value-type="float" office:value="0.11038961038961" calcext:value-type="float">
            <text:p>0.11038961038961</text:p>
          </table:table-cell>
          <table:table-cell/>
          <table:table-cell office:value-type="float" office:value="0.743506493506494" calcext:value-type="float">
            <text:p>0.743506493506494</text:p>
          </table:table-cell>
          <table:table-cell office:value-type="float" office:value="0.227272727272727" calcext:value-type="float">
            <text:p>0.227272727272727</text:p>
          </table:table-cell>
          <table:table-cell/>
          <table:table-cell office:value-type="float" office:value="0.779220779220779" calcext:value-type="float">
            <text:p>0.779220779220779</text:p>
          </table:table-cell>
          <table:table-cell office:value-type="float" office:value="0.136363636363636" calcext:value-type="float">
            <text:p>0.136363636363636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808441558441558" calcext:value-type="float">
            <text:p>0.808441558441558</text:p>
          </table:table-cell>
          <table:table-cell office:value-type="float" office:value="0.116883116883117" calcext:value-type="float">
            <text:p>0.116883116883117</text:p>
          </table:table-cell>
          <table:table-cell/>
          <table:table-cell office:value-type="float" office:value="0.737012987012987" calcext:value-type="float">
            <text:p>0.737012987012987</text:p>
          </table:table-cell>
          <table:table-cell office:value-type="float" office:value="0.233766233766234" calcext:value-type="float">
            <text:p>0.233766233766234</text:p>
          </table:table-cell>
          <table:table-cell/>
          <table:table-cell office:value-type="float" office:value="0.772727272727273" calcext:value-type="float">
            <text:p>0.772727272727273</text:p>
          </table:table-cell>
          <table:table-cell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808441558441558" calcext:value-type="float">
            <text:p>0.808441558441558</text:p>
          </table:table-cell>
          <table:table-cell office:value-type="float" office:value="0.116883116883117" calcext:value-type="float">
            <text:p>0.116883116883117</text:p>
          </table:table-cell>
          <table:table-cell/>
          <table:table-cell office:value-type="float" office:value="0.733766233766234" calcext:value-type="float">
            <text:p>0.733766233766234</text:p>
          </table:table-cell>
          <table:table-cell office:value-type="float" office:value="0.237012987012987" calcext:value-type="float">
            <text:p>0.237012987012987</text:p>
          </table:table-cell>
          <table:table-cell/>
          <table:table-cell office:value-type="float" office:value="0.762987012987013" calcext:value-type="float">
            <text:p>0.762987012987013</text:p>
          </table:table-cell>
          <table:table-cell office:value-type="float" office:value="0.152597402597403" calcext:value-type="float">
            <text:p>0.152597402597403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805194805194805" calcext:value-type="float">
            <text:p>0.805194805194805</text:p>
          </table:table-cell>
          <table:table-cell office:value-type="float" office:value="0.12012987012987" calcext:value-type="float">
            <text:p>0.12012987012987</text:p>
          </table:table-cell>
          <table:table-cell/>
          <table:table-cell office:value-type="float" office:value="0.730519480519481" calcext:value-type="float">
            <text:p>0.730519480519481</text:p>
          </table:table-cell>
          <table:table-cell office:value-type="float" office:value="0.24025974025974" calcext:value-type="float">
            <text:p>0.24025974025974</text:p>
          </table:table-cell>
          <table:table-cell/>
          <table:table-cell office:value-type="float" office:value="0.75974025974026" calcext:value-type="float">
            <text:p>0.75974025974026</text:p>
          </table:table-cell>
          <table:table-cell office:value-type="float" office:value="0.155844155844156" calcext:value-type="float">
            <text:p>0.155844155844156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795454545454545" calcext:value-type="float">
            <text:p>0.795454545454545</text:p>
          </table:table-cell>
          <table:table-cell office:value-type="float" office:value="0.12987012987013" calcext:value-type="float">
            <text:p>0.12987012987013</text:p>
          </table:table-cell>
          <table:table-cell/>
          <table:table-cell office:value-type="float" office:value="0.724025974025974" calcext:value-type="float">
            <text:p>0.724025974025974</text:p>
          </table:table-cell>
          <table:table-cell office:value-type="float" office:value="0.246753246753247" calcext:value-type="float">
            <text:p>0.246753246753247</text:p>
          </table:table-cell>
          <table:table-cell/>
          <table:table-cell office:value-type="float" office:value="0.753246753246753" calcext:value-type="float">
            <text:p>0.753246753246753</text:p>
          </table:table-cell>
          <table:table-cell office:value-type="float" office:value="0.162337662337662" calcext:value-type="float">
            <text:p>0.16233766233766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88961038961039" calcext:value-type="float">
            <text:p>0.788961038961039</text:p>
          </table:table-cell>
          <table:table-cell office:value-type="float" office:value="0.136363636363636" calcext:value-type="float">
            <text:p>0.136363636363636</text:p>
          </table:table-cell>
          <table:table-cell/>
          <table:table-cell office:value-type="float" office:value="0.714285714285714" calcext:value-type="float">
            <text:p>0.714285714285714</text:p>
          </table:table-cell>
          <table:table-cell office:value-type="float" office:value="0.256493506493506" calcext:value-type="float">
            <text:p>0.256493506493506</text:p>
          </table:table-cell>
          <table:table-cell/>
          <table:table-cell office:value-type="float" office:value="0.743506493506494" calcext:value-type="float">
            <text:p>0.743506493506494</text:p>
          </table:table-cell>
          <table:table-cell office:value-type="float" office:value="0.172077922077922" calcext:value-type="float">
            <text:p>0.172077922077922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772727272727273" calcext:value-type="float">
            <text:p>0.772727272727273</text:p>
          </table:table-cell>
          <table:table-cell office:value-type="float" office:value="0.152597402597403" calcext:value-type="float">
            <text:p>0.152597402597403</text:p>
          </table:table-cell>
          <table:table-cell/>
          <table:table-cell office:value-type="float" office:value="0.711038961038961" calcext:value-type="float">
            <text:p>0.711038961038961</text:p>
          </table:table-cell>
          <table:table-cell office:value-type="float" office:value="0.25974025974026" calcext:value-type="float">
            <text:p>0.25974025974026</text:p>
          </table:table-cell>
          <table:table-cell/>
          <table:table-cell office:value-type="float" office:value="0.720779220779221" calcext:value-type="float">
            <text:p>0.720779220779221</text:p>
          </table:table-cell>
          <table:table-cell office:value-type="float" office:value="0.194805194805195" calcext:value-type="float">
            <text:p>0.194805194805195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75" calcext:value-type="float">
            <text:p>0.75</text:p>
          </table:table-cell>
          <table:table-cell office:value-type="float" office:value="0.175324675324675" calcext:value-type="float">
            <text:p>0.175324675324675</text:p>
          </table:table-cell>
          <table:table-cell/>
          <table:table-cell office:value-type="float" office:value="0.704545454545455" calcext:value-type="float">
            <text:p>0.704545454545455</text:p>
          </table:table-cell>
          <table:table-cell office:value-type="float" office:value="0.266233766233766" calcext:value-type="float">
            <text:p>0.266233766233766</text:p>
          </table:table-cell>
          <table:table-cell/>
          <table:table-cell office:value-type="float" office:value="0.691558441558442" calcext:value-type="float">
            <text:p>0.691558441558442</text:p>
          </table:table-cell>
          <table:table-cell office:value-type="float" office:value="0.224025974025974" calcext:value-type="float">
            <text:p>0.224025974025974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737012987012987" calcext:value-type="float">
            <text:p>0.737012987012987</text:p>
          </table:table-cell>
          <table:table-cell office:value-type="float" office:value="0.188311688311688" calcext:value-type="float">
            <text:p>0.188311688311688</text:p>
          </table:table-cell>
          <table:table-cell/>
          <table:table-cell office:value-type="float" office:value="0.698051948051948" calcext:value-type="float">
            <text:p>0.698051948051948</text:p>
          </table:table-cell>
          <table:table-cell office:value-type="float" office:value="0.272727272727273" calcext:value-type="float">
            <text:p>0.272727272727273</text:p>
          </table:table-cell>
          <table:table-cell/>
          <table:table-cell office:value-type="float" office:value="0.672077922077922" calcext:value-type="float">
            <text:p>0.672077922077922</text:p>
          </table:table-cell>
          <table:table-cell office:value-type="float" office:value="0.243506493506493" calcext:value-type="float">
            <text:p>0.243506493506493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717532467532468" calcext:value-type="float">
            <text:p>0.717532467532468</text:p>
          </table:table-cell>
          <table:table-cell office:value-type="float" office:value="0.207792207792208" calcext:value-type="float">
            <text:p>0.207792207792208</text:p>
          </table:table-cell>
          <table:table-cell/>
          <table:table-cell office:value-type="float" office:value="0.685064935064935" calcext:value-type="float">
            <text:p>0.685064935064935</text:p>
          </table:table-cell>
          <table:table-cell office:value-type="float" office:value="0.285714285714286" calcext:value-type="float">
            <text:p>0.285714285714286</text:p>
          </table:table-cell>
          <table:table-cell/>
          <table:table-cell office:value-type="float" office:value="0.652597402597403" calcext:value-type="float">
            <text:p>0.652597402597403</text:p>
          </table:table-cell>
          <table:table-cell office:value-type="float" office:value="0.262987012987013" calcext:value-type="float">
            <text:p>0.262987012987013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681818181818182" calcext:value-type="float">
            <text:p>0.681818181818182</text:p>
          </table:table-cell>
          <table:table-cell office:value-type="float" office:value="0.243506493506493" calcext:value-type="float">
            <text:p>0.243506493506493</text:p>
          </table:table-cell>
          <table:table-cell/>
          <table:table-cell office:value-type="float" office:value="0.655844155844156" calcext:value-type="float">
            <text:p>0.655844155844156</text:p>
          </table:table-cell>
          <table:table-cell office:value-type="float" office:value="0.314935064935065" calcext:value-type="float">
            <text:p>0.314935064935065</text:p>
          </table:table-cell>
          <table:table-cell/>
          <table:table-cell office:value-type="float" office:value="0.607142857142857" calcext:value-type="float">
            <text:p>0.607142857142857</text:p>
          </table:table-cell>
          <table:table-cell office:value-type="float" office:value="0.308441558441559" calcext:value-type="float">
            <text:p>0.308441558441559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642857142857143" calcext:value-type="float">
            <text:p>0.642857142857143</text:p>
          </table:table-cell>
          <table:table-cell office:value-type="float" office:value="0.282467532467532" calcext:value-type="float">
            <text:p>0.282467532467532</text:p>
          </table:table-cell>
          <table:table-cell/>
          <table:table-cell office:value-type="float" office:value="0.607142857142857" calcext:value-type="float">
            <text:p>0.607142857142857</text:p>
          </table:table-cell>
          <table:table-cell office:value-type="float" office:value="0.363636363636364" calcext:value-type="float">
            <text:p>0.363636363636364</text:p>
          </table:table-cell>
          <table:table-cell/>
          <table:table-cell office:value-type="float" office:value="0.551948051948052" calcext:value-type="float">
            <text:p>0.551948051948052</text:p>
          </table:table-cell>
          <table:table-cell office:value-type="float" office:value="0.363636363636364" calcext:value-type="float">
            <text:p>0.363636363636364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590909090909091" calcext:value-type="float">
            <text:p>0.590909090909091</text:p>
          </table:table-cell>
          <table:table-cell office:value-type="float" office:value="0.334415584415584" calcext:value-type="float">
            <text:p>0.334415584415584</text:p>
          </table:table-cell>
          <table:table-cell/>
          <table:table-cell office:value-type="float" office:value="0.558441558441558" calcext:value-type="float">
            <text:p>0.558441558441558</text:p>
          </table:table-cell>
          <table:table-cell office:value-type="float" office:value="0.412337662337662" calcext:value-type="float">
            <text:p>0.412337662337662</text:p>
          </table:table-cell>
          <table:table-cell/>
          <table:table-cell office:value-type="float" office:value="0.496753246753247" calcext:value-type="float">
            <text:p>0.496753246753247</text:p>
          </table:table-cell>
          <table:table-cell office:value-type="float" office:value="0.418831168831169" calcext:value-type="float">
            <text:p>0.418831168831169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9025974025974" calcext:value-type="float">
            <text:p>0.49025974025974</text:p>
          </table:table-cell>
          <table:table-cell office:value-type="float" office:value="0.435064935064935" calcext:value-type="float">
            <text:p>0.435064935064935</text:p>
          </table:table-cell>
          <table:table-cell/>
          <table:table-cell office:value-type="float" office:value="0.49025974025974" calcext:value-type="float">
            <text:p>0.49025974025974</text:p>
          </table:table-cell>
          <table:table-cell office:value-type="float" office:value="0.480519480519481" calcext:value-type="float">
            <text:p>0.480519480519481</text:p>
          </table:table-cell>
          <table:table-cell/>
          <table:table-cell office:value-type="float" office:value="0.415584415584416" calcext:value-type="float">
            <text:p>0.41558441558441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05844155844156" calcext:value-type="float">
            <text:p>0.405844155844156</text:p>
          </table:table-cell>
          <table:table-cell office:value-type="float" office:value="0.519480519480519" calcext:value-type="float">
            <text:p>0.519480519480519</text:p>
          </table:table-cell>
          <table:table-cell/>
          <table:table-cell office:value-type="float" office:value="0.396103896103896" calcext:value-type="float">
            <text:p>0.396103896103896</text:p>
          </table:table-cell>
          <table:table-cell office:value-type="float" office:value="0.574675324675325" calcext:value-type="float">
            <text:p>0.574675324675325</text:p>
          </table:table-cell>
          <table:table-cell/>
          <table:table-cell office:value-type="float" office:value="0.331168831168831" calcext:value-type="float">
            <text:p>0.331168831168831</text:p>
          </table:table-cell>
          <table:table-cell office:value-type="float" office:value="0.584415584415584" calcext:value-type="float">
            <text:p>0.58441558441558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79220779220779" calcext:value-type="float">
            <text:p>0.279220779220779</text:p>
          </table:table-cell>
          <table:table-cell office:value-type="float" office:value="0.646103896103896" calcext:value-type="float">
            <text:p>0.646103896103896</text:p>
          </table:table-cell>
          <table:table-cell/>
          <table:table-cell office:value-type="float" office:value="0.262987012987013" calcext:value-type="float">
            <text:p>0.262987012987013</text:p>
          </table:table-cell>
          <table:table-cell office:value-type="float" office:value="0.707792207792208" calcext:value-type="float">
            <text:p>0.707792207792208</text:p>
          </table:table-cell>
          <table:table-cell/>
          <table:table-cell office:value-type="float" office:value="0.214285714285714" calcext:value-type="float">
            <text:p>0.214285714285714</text:p>
          </table:table-cell>
          <table:table-cell office:value-type="float" office:value="0.701298701298701" calcext:value-type="float">
            <text:p>0.701298701298701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126623376623377" calcext:value-type="float">
            <text:p>0.126623376623377</text:p>
          </table:table-cell>
          <table:table-cell office:value-type="float" office:value="0.798701298701299" calcext:value-type="float">
            <text:p>0.798701298701299</text:p>
          </table:table-cell>
          <table:table-cell/>
          <table:table-cell office:value-type="float" office:value="0.113636363636364" calcext:value-type="float">
            <text:p>0.113636363636364</text:p>
          </table:table-cell>
          <table:table-cell office:value-type="float" office:value="0.857142857142857" calcext:value-type="float">
            <text:p>0.857142857142857</text:p>
          </table:table-cell>
          <table:table-cell/>
          <table:table-cell office:value-type="float" office:value="0.0909090909090909" calcext:value-type="float">
            <text:p>0.090909090909091</text:p>
          </table:table-cell>
          <table:table-cell office:value-type="float" office:value="0.824675324675325" calcext:value-type="float">
            <text:p>0.824675324675325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0292207792207792" calcext:value-type="float">
            <text:p>0.029220779220779</text:p>
          </table:table-cell>
          <table:table-cell office:value-type="float" office:value="0.896103896103896" calcext:value-type="float">
            <text:p>0.896103896103896</text:p>
          </table:table-cell>
          <table:table-cell/>
          <table:table-cell office:value-type="float" office:value="0.0227272727272727" calcext:value-type="float">
            <text:p>0.022727272727273</text:p>
          </table:table-cell>
          <table:table-cell office:value-type="float" office:value="0.948051948051948" calcext:value-type="float">
            <text:p>0.948051948051948</text:p>
          </table:table-cell>
          <table:table-cell/>
          <table:table-cell office:value-type="float" office:value="0.0292207792207792" calcext:value-type="float">
            <text:p>0.029220779220779</text:p>
          </table:table-cell>
          <table:table-cell office:value-type="float" office:value="0.886363636363636" calcext:value-type="float">
            <text:p>0.886363636363636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00324675324675325" calcext:value-type="float">
            <text:p>0.003246753246753</text:p>
          </table:table-cell>
          <table:table-cell office:value-type="float" office:value="0.922077922077922" calcext:value-type="float">
            <text:p>0.922077922077922</text:p>
          </table:table-cell>
          <table:table-cell/>
          <table:table-cell office:value-type="float" office:value="0.00649350649350649" calcext:value-type="float">
            <text:p>0.006493506493507</text:p>
          </table:table-cell>
          <table:table-cell office:value-type="float" office:value="0.964285714285714" calcext:value-type="float">
            <text:p>0.964285714285714</text:p>
          </table:table-cell>
          <table:table-cell/>
          <table:table-cell office:value-type="float" office:value="0.00649350649350649" calcext:value-type="float">
            <text:p>0.006493506493507</text:p>
          </table:table-cell>
          <table:table-cell office:value-type="float" office:value="0.909090909090909" calcext:value-type="float">
            <text:p>0.909090909090909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25324675324675" calcext:value-type="float">
            <text:p>0.9253246753246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70779220779221" calcext:value-type="float">
            <text:p>0.9707792207792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15584415584416" calcext:value-type="float">
            <text:p>0.91558441558441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0.925324675324675" calcext:value-type="float">
            <text:p>0.9253246753246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70779220779221" calcext:value-type="float">
            <text:p>0.9707792207792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15584415584416" calcext:value-type="float">
            <text:p>0.915584415584416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0.925324675324675" calcext:value-type="float">
            <text:p>0.9253246753246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70779220779221" calcext:value-type="float">
            <text:p>0.9707792207792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15584415584416" calcext:value-type="float">
            <text:p>0.915584415584416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0.925324675324675" calcext:value-type="float">
            <text:p>0.9253246753246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70779220779221" calcext:value-type="float">
            <text:p>0.9707792207792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15584415584416" calcext:value-type="float">
            <text:p>0.915584415584416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0.925324675324675" calcext:value-type="float">
            <text:p>0.9253246753246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70779220779221" calcext:value-type="float">
            <text:p>0.9707792207792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15584415584416" calcext:value-type="float">
            <text:p>0.915584415584416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925324675324675" calcext:value-type="float">
            <text:p>0.9253246753246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70779220779221" calcext:value-type="float">
            <text:p>0.9707792207792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15584415584416" calcext:value-type="float">
            <text:p>0.9155844155844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25324675324675" calcext:value-type="float">
            <text:p>0.9253246753246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70779220779221" calcext:value-type="float">
            <text:p>0.9707792207792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15584415584416" calcext:value-type="float">
            <text:p>0.915584415584416</text:p>
          </table:table-cell>
        </table:table-row>
      </table:table>
      <table:table table:name="Step Size" table:style-name="ta1">
        <table:shapes>
          <draw:frame draw:z-index="0" draw:style-name="gr1" draw:text-style-name="P1" svg:width="453.51pt" svg:height="255.09pt" svg:x="258.86pt" svg:y="15.62pt">
            <draw:object draw:notify-on-update-of-ranges="'Step Size'.A2:'Step Size'.A21 'Step Size'.B1:'Step Size'.B1 'Step Size'.B2:'Step Size'.B21 'Step Size'.A2:'Step Size'.A21 'Step Size'.D1:'Step Size'.D1 'Step Size'.D2:'Step Size'.D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tep size</text:p>
          </table:table-cell>
          <table:table-cell office:value-type="string" calcext:value-type="string">
            <text:p>Mean runtime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TP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00693288639442328" calcext:value-type="float">
            <text:p>0.006932886394423</text:p>
          </table:table-cell>
          <table:table-cell office:value-type="float" office:value="0.868062809262041" calcext:value-type="float">
            <text:p>0.86806280926204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756" calcext:value-type="float">
            <text:p>0.0756</text:p>
          </table:table-cell>
          <table:table-cell office:value-type="float" office:value="0.0068459483488885" calcext:value-type="float">
            <text:p>0.006845948348889</text:p>
          </table:table-cell>
          <table:table-cell office:value-type="float" office:value="0.86501927050374" calcext:value-type="float">
            <text:p>0.8650192705037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0650029527448866" calcext:value-type="float">
            <text:p>0.006500295274489</text:p>
          </table:table-cell>
          <table:table-cell office:value-type="float" office:value="0.860431804146113" calcext:value-type="float">
            <text:p>0.860431804146113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0701480990480313" calcext:value-type="float">
            <text:p>0.007014809904803</text:p>
          </table:table-cell>
          <table:table-cell office:value-type="float" office:value="0.865795046470315" calcext:value-type="float">
            <text:p>0.86579504647031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070927684338977" calcext:value-type="float">
            <text:p>0.007092768433898</text:p>
          </table:table-cell>
          <table:table-cell office:value-type="float" office:value="0.866978724296465" calcext:value-type="float">
            <text:p>0.866978724296465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00640595204331812" calcext:value-type="float">
            <text:p>0.006405952043318</text:p>
          </table:table-cell>
          <table:table-cell office:value-type="float" office:value="0.856825970768304" calcext:value-type="float">
            <text:p>0.856825970768304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00645796326841337" calcext:value-type="float">
            <text:p>0.006457963268413</text:p>
          </table:table-cell>
          <table:table-cell office:value-type="float" office:value="0.857218147439368" calcext:value-type="float">
            <text:p>0.857218147439368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0646128685566722" calcext:value-type="float">
            <text:p>0.006461286855667</text:p>
          </table:table-cell>
          <table:table-cell office:value-type="float" office:value="0.858547640649898" calcext:value-type="float">
            <text:p>0.858547640649898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0622385444693642" calcext:value-type="float">
            <text:p>0.006223854446936</text:p>
          </table:table-cell>
          <table:table-cell office:value-type="float" office:value="0.858092086703924" calcext:value-type="float">
            <text:p>0.85809208670392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122000724891873" calcext:value-type="float">
            <text:p>0.012200072489187</text:p>
          </table:table-cell>
          <table:table-cell office:value-type="float" office:value="0.852617815018413" calcext:value-type="float">
            <text:p>0.852617815018413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0635090877371059" calcext:value-type="float">
            <text:p>0.006350908773711</text:p>
          </table:table-cell>
          <table:table-cell office:value-type="float" office:value="0.857487381727522" calcext:value-type="float">
            <text:p>0.857487381727522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123284096040243" calcext:value-type="float">
            <text:p>0.012328409604024</text:p>
          </table:table-cell>
          <table:table-cell office:value-type="float" office:value="0.851403163336104" calcext:value-type="float">
            <text:p>0.851403163336104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080626728265372" calcext:value-type="float">
            <text:p>0.008062672826537</text:p>
          </table:table-cell>
          <table:table-cell office:value-type="float" office:value="0.856606294650005" calcext:value-type="float">
            <text:p>0.856606294650005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0609627534322744" calcext:value-type="float">
            <text:p>0.006096275343227</text:p>
          </table:table-cell>
          <table:table-cell office:value-type="float" office:value="0.856685873634291" calcext:value-type="float">
            <text:p>0.85668587363429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351188304891201" calcext:value-type="float">
            <text:p>0.03511883048912</text:p>
          </table:table-cell>
          <table:table-cell office:value-type="float" office:value="0.82195274437896" calcext:value-type="float">
            <text:p>0.82195274437896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34930318952424" calcext:value-type="float">
            <text:p>0.034930318952424</text:p>
          </table:table-cell>
          <table:table-cell office:value-type="float" office:value="0.821703523967093" calcext:value-type="float">
            <text:p>0.821703523967093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0790745547092783" calcext:value-type="float">
            <text:p>0.007907455470928</text:p>
          </table:table-cell>
          <table:table-cell office:value-type="float" office:value="0.855230578915667" calcext:value-type="float">
            <text:p>0.855230578915667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0790745547092783" calcext:value-type="float">
            <text:p>0.007907455470928</text:p>
          </table:table-cell>
          <table:table-cell office:value-type="float" office:value="0.855230578915667" calcext:value-type="float">
            <text:p>0.855230578915667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0790745547092783" calcext:value-type="float">
            <text:p>0.007907455470928</text:p>
          </table:table-cell>
          <table:table-cell office:value-type="float" office:value="0.855230578915667" calcext:value-type="float">
            <text:p>0.85523057891566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13623734004799" calcext:value-type="float">
            <text:p>0.013623734004799</text:p>
          </table:table-cell>
          <table:table-cell office:value-type="float" office:value="0.844683266112123" calcext:value-type="float">
            <text:p>0.844683266112123</text:p>
          </table:table-cell>
        </table:table-row>
      </table:table>
      <table:table table:name="Image Scale" table:style-name="ta1">
        <table:shapes>
          <draw:frame draw:z-index="0" draw:style-name="gr1" draw:text-style-name="P1" svg:width="453.51pt" svg:height="255.09pt" svg:x="301.01pt" svg:y="26.93pt">
            <draw:object draw:notify-on-update-of-ranges="'Image Scale'.A1:'Image Scale'.A1 'Image Scale'.A2:'Image Scale'.A12 'Image Scale'.B1:'Image Scale'.B1 'Image Scale'.B2:'Image Scale'.B12 'Image Scale'.A1:'Image Scale'.A1 'Image Scale'.A2:'Image Scale'.A12 'Image Scale'.C1:'Image Scale'.C1 'Image Scale'.C2:'Image Scale'.C12 'Image Scale'.A1:'Image Scale'.A1 'Image Scale'.A2:'Image Scale'.A12 'Image Scale'.D1:'Image Scale'.D1 'Image Scale'.D2:'Image Scale'.D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Mean runtime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TPR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office:value-type="float" office:value="0.0112304387082742" calcext:value-type="float">
            <text:p>0.011230438708274</text:p>
          </table:table-cell>
          <table:table-cell office:value-type="float" office:value="0.746046206880051" calcext:value-type="float">
            <text:p>0.746046206880051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12790755843877" calcext:value-type="float">
            <text:p>0.012790755843877</text:p>
          </table:table-cell>
          <table:table-cell office:value-type="float" office:value="0.790461544148337" calcext:value-type="float">
            <text:p>0.79046154414833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0994893607234799" calcext:value-type="float">
            <text:p>0.009948936072348</text:p>
          </table:table-cell>
          <table:table-cell office:value-type="float" office:value="0.82583158433186" calcext:value-type="float">
            <text:p>0.8258315843318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0620677294175806" calcext:value-type="float">
            <text:p>0.006206772941758</text:p>
          </table:table-cell>
          <table:table-cell office:value-type="float" office:value="0.854731615280387" calcext:value-type="float">
            <text:p>0.85473161528038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0070927684338977" calcext:value-type="float">
            <text:p>0.007092768433898</text:p>
          </table:table-cell>
          <table:table-cell office:value-type="float" office:value="0.866978724296465" calcext:value-type="float">
            <text:p>0.86697872429646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633" calcext:value-type="float">
            <text:p>0.0633</text:p>
          </table:table-cell>
          <table:table-cell office:value-type="float" office:value="0.00752227444881725" calcext:value-type="float">
            <text:p>0.007522274448817</text:p>
          </table:table-cell>
          <table:table-cell office:value-type="float" office:value="0.872285264870462" calcext:value-type="float">
            <text:p>0.87228526487046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672" calcext:value-type="float">
            <text:p>0.0672</text:p>
          </table:table-cell>
          <table:table-cell office:value-type="float" office:value="0.00622531059719277" calcext:value-type="float">
            <text:p>0.006225310597193</text:p>
          </table:table-cell>
          <table:table-cell office:value-type="float" office:value="0.874110119949379" calcext:value-type="float">
            <text:p>0.874110119949379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00608867685319162" calcext:value-type="float">
            <text:p>0.006088676853192</text:p>
          </table:table-cell>
          <table:table-cell office:value-type="float" office:value="0.878724529142302" calcext:value-type="float">
            <text:p>0.87872452914230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732" calcext:value-type="float">
            <text:p>0.0732</text:p>
          </table:table-cell>
          <table:table-cell office:value-type="float" office:value="0.00689249604979469" calcext:value-type="float">
            <text:p>0.006892496049795</text:p>
          </table:table-cell>
          <table:table-cell office:value-type="float" office:value="0.878855479951135" calcext:value-type="float">
            <text:p>0.87885547995113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076" calcext:value-type="float">
            <text:p>0.076</text:p>
          </table:table-cell>
          <table:table-cell office:value-type="float" office:value="0.00746558251092625" calcext:value-type="float">
            <text:p>0.007465582510926</text:p>
          </table:table-cell>
          <table:table-cell office:value-type="float" office:value="0.884178080044412" calcext:value-type="float">
            <text:p>0.8841780800444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9" calcext:value-type="float">
            <text:p>0.079</text:p>
          </table:table-cell>
          <table:table-cell office:value-type="float" office:value="0.00675018486860098" calcext:value-type="float">
            <text:p>0.006750184868601</text:p>
          </table:table-cell>
          <table:table-cell office:value-type="float" office:value="0.867748731679501" calcext:value-type="float">
            <text:p>0.8677487316795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0:34:25.683065913</meta:creation-date>
    <dc:date>2020-04-26T12:18:56.982440247</dc:date>
    <meta:editing-duration>PT53M53S</meta:editing-duration>
    <meta:editing-cycles>15</meta:editing-cycles>
    <meta:generator>LibreOffice/6.0.7.3$Linux_X86_64 LibreOffice_project/00m0$Build-3</meta:generator>
    <meta:document-statistic meta:table-count="4" meta:cell-count="61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309cm" svg:height="11.986cm" xlink:href=".." xlink:type="simple" chart:class="chart:scatter" chart:style-name="ch1">
        <chart:legend chart:legend-position="end" svg:x="15.546cm" svg:y="5.445cm" style:legend-expansion="high" chart:style-name="ch2"/>
        <chart:plot-area chart:style-name="ch3" table:cell-range-address="ROC.A3:ROC.B30 ROC.A1:ROC.A1 ROC.C1:ROC.C1 ROC.D3:ROC.D30" chart:data-source-has-labels="row" svg:x="0.426cm" svg:y="0.239cm" svg:width="14.694cm" svg:height="11.508cm">
          <chartooo:coordinate-region svg:x="1.153cm" svg:y="0.438cm" svg:width="13.873cm" svg:height="10.6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OC.B3:ROC.B30" chart:label-cell-address="ROC.A1:ROC.A1" chart:class="chart:scatter">
            <chart:domain table:cell-range-address="ROC.A3:ROC.A30"/>
            <chart:data-point chart:repeated="28"/>
          </chart:series>
          <chart:series chart:style-name="ch7" chart:values-cell-range-address="ROC.D3:ROC.D30" chart:label-cell-address="ROC.C1:ROC.C1" chart:class="chart:scatter">
            <chart:domain table:cell-range-address="ROC.C3:ROC.C30"/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tching threshold</text:p>
                <draw:g>
                  <svg:desc>ROC.A1:ROC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Matching threshold no shrink</text:p>
                <draw:g>
                  <svg:desc>ROC.C1:ROC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OC.A3:ROC.A30</svg:desc>
                </draw:g>
              </table:table-cell>
              <table:table-cell office:value-type="float" office:value="1">
                <text:p>1</text:p>
                <draw:g>
                  <svg:desc>ROC.B3:ROC.B30</svg:desc>
                </draw:g>
              </table:table-cell>
              <table:table-cell office:value-type="float" office:value="1">
                <text:p>1</text:p>
                <draw:g>
                  <svg:desc>ROC.C3:ROC.C30</svg:desc>
                </draw:g>
              </table:table-cell>
              <table:table-cell office:value-type="float" office:value="1">
                <text:p>1</text:p>
                <draw:g>
                  <svg:desc>ROC.D3:ROC.D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62311780006045">
                <text:p>0.562311780006045</text:p>
              </table:table-cell>
              <table:table-cell office:value-type="float" office:value="0.975248553282657">
                <text:p>0.975248553282657</text:p>
              </table:table-cell>
              <table:table-cell office:value-type="float" office:value="0.968943187394259">
                <text:p>0.968943187394259</text:p>
              </table:table-cell>
              <table:table-cell office:value-type="float" office:value="0.999291337937589">
                <text:p>0.9992913379375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62360817495177">
                <text:p>0.562360817495177</text:p>
              </table:table-cell>
              <table:table-cell office:value-type="float" office:value="0.975379596520254">
                <text:p>0.975379596520254</text:p>
              </table:table-cell>
              <table:table-cell office:value-type="float" office:value="0.968943187394259">
                <text:p>0.968943187394259</text:p>
              </table:table-cell>
              <table:table-cell office:value-type="float" office:value="0.999291337937589">
                <text:p>0.9992913379375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62452595150222">
                <text:p>0.562452595150222</text:p>
              </table:table-cell>
              <table:table-cell office:value-type="float" office:value="0.975734604563926">
                <text:p>0.975734604563926</text:p>
              </table:table-cell>
              <table:table-cell office:value-type="float" office:value="0.969015560140426">
                <text:p>0.969015560140426</text:p>
              </table:table-cell>
              <table:table-cell office:value-type="float" office:value="0.999510490656311">
                <text:p>0.9995104906563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6045377811405">
                <text:p>0.56045377811405</text:p>
              </table:table-cell>
              <table:table-cell office:value-type="float" office:value="0.976404116377831">
                <text:p>0.976404116377831</text:p>
              </table:table-cell>
              <table:table-cell office:value-type="float" office:value="0.966516805823164">
                <text:p>0.966516805823164</text:p>
              </table:table-cell>
              <table:table-cell office:value-type="float" office:value="0.999885303250014">
                <text:p>0.9998853032500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57594618447519">
                <text:p>0.557594618447519</text:p>
              </table:table-cell>
              <table:table-cell office:value-type="float" office:value="0.976267354889866">
                <text:p>0.976267354889866</text:p>
              </table:table-cell>
              <table:table-cell office:value-type="float" office:value="0.964439404876256">
                <text:p>0.964439404876256</text:p>
              </table:table-cell>
              <table:table-cell office:value-type="float" office:value="0.999885303250014">
                <text:p>0.9998853032500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53058038463117">
                <text:p>0.553058038463117</text:p>
              </table:table-cell>
              <table:table-cell office:value-type="float" office:value="0.975950468515313">
                <text:p>0.975950468515313</text:p>
              </table:table-cell>
              <table:table-cell office:value-type="float" office:value="0.955684765536932">
                <text:p>0.955684765536932</text:p>
              </table:table-cell>
              <table:table-cell office:value-type="float" office:value="0.999885303250014">
                <text:p>0.9998853032500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34744921092208">
                <text:p>0.434744921092208</text:p>
              </table:table-cell>
              <table:table-cell office:value-type="float" office:value="0.970322280590733">
                <text:p>0.970322280590733</text:p>
              </table:table-cell>
              <table:table-cell office:value-type="float" office:value="0.691425724153741">
                <text:p>0.691425724153741</text:p>
              </table:table-cell>
              <table:table-cell office:value-type="float" office:value="0.99976241387503">
                <text:p>0.999762413875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84009720268238">
                <text:p>0.384009720268238</text:p>
              </table:table-cell>
              <table:table-cell office:value-type="float" office:value="0.967927763249186">
                <text:p>0.967927763249186</text:p>
              </table:table-cell>
              <table:table-cell office:value-type="float" office:value="0.62253615321803">
                <text:p>0.62253615321803</text:p>
              </table:table-cell>
              <table:table-cell office:value-type="float" office:value="0.99871580603141">
                <text:p>0.998715806031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4906368133119">
                <text:p>0.324906368133119</text:p>
              </table:table-cell>
              <table:table-cell office:value-type="float" office:value="0.965294985475644">
                <text:p>0.965294985475644</text:p>
              </table:table-cell>
              <table:table-cell office:value-type="float" office:value="0.559125312841615">
                <text:p>0.559125312841615</text:p>
              </table:table-cell>
              <table:table-cell office:value-type="float" office:value="0.997230892750346">
                <text:p>0.9972308927503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6545775942173">
                <text:p>0.256545775942173</text:p>
              </table:table-cell>
              <table:table-cell office:value-type="float" office:value="0.965180143947423">
                <text:p>0.965180143947423</text:p>
              </table:table-cell>
              <table:table-cell office:value-type="float" office:value="0.470740001856683">
                <text:p>0.470740001856683</text:p>
              </table:table-cell>
              <table:table-cell office:value-type="float" office:value="0.996085973406739">
                <text:p>0.9960859734067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84962353668867">
                <text:p>0.184962353668867</text:p>
              </table:table-cell>
              <table:table-cell office:value-type="float" office:value="0.963131580753132">
                <text:p>0.963131580753132</text:p>
              </table:table-cell>
              <table:table-cell office:value-type="float" office:value="0.378476686313404">
                <text:p>0.378476686313404</text:p>
              </table:table-cell>
              <table:table-cell office:value-type="float" office:value="0.993493007594563">
                <text:p>0.9934930075945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0259806564889">
                <text:p>0.120259806564889</text:p>
              </table:table-cell>
              <table:table-cell office:value-type="float" office:value="0.953971896705525">
                <text:p>0.953971896705525</text:p>
              </table:table-cell>
              <table:table-cell office:value-type="float" office:value="0.291857876598784">
                <text:p>0.291857876598784</text:p>
              </table:table-cell>
              <table:table-cell office:value-type="float" office:value="0.990009093813749">
                <text:p>0.9900090938137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32376940974956">
                <text:p>0.0732376940974956</text:p>
              </table:table-cell>
              <table:table-cell office:value-type="float" office:value="0.934443595178371">
                <text:p>0.934443595178371</text:p>
              </table:table-cell>
              <table:table-cell office:value-type="float" office:value="0.207146145582894">
                <text:p>0.207146145582894</text:p>
              </table:table-cell>
              <table:table-cell office:value-type="float" office:value="0.990486314219939">
                <text:p>0.9904863142199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75933030066686">
                <text:p>0.0475933030066686</text:p>
              </table:table-cell>
              <table:table-cell office:value-type="float" office:value="0.913221738500598">
                <text:p>0.913221738500598</text:p>
              </table:table-cell>
              <table:table-cell office:value-type="float" office:value="0.15891501507134">
                <text:p>0.15891501507134</text:p>
              </table:table-cell>
              <table:table-cell office:value-type="float" office:value="0.986054104095493">
                <text:p>0.9860541040954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01198637165962">
                <text:p>0.0301198637165962</text:p>
              </table:table-cell>
              <table:table-cell office:value-type="float" office:value="0.895513746673884">
                <text:p>0.895513746673884</text:p>
              </table:table-cell>
              <table:table-cell office:value-type="float" office:value="0.117468545326748">
                <text:p>0.117468545326748</text:p>
              </table:table-cell>
              <table:table-cell office:value-type="float" office:value="0.975743685534282">
                <text:p>0.9757436855342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9912275955234">
                <text:p>0.0169912275955234</text:p>
              </table:table-cell>
              <table:table-cell office:value-type="float" office:value="0.892573136422205">
                <text:p>0.892573136422205</text:p>
              </table:table-cell>
              <table:table-cell office:value-type="float" office:value="0.0863609581242197">
                <text:p>0.0863609581242197</text:p>
              </table:table-cell>
              <table:table-cell office:value-type="float" office:value="0.976866075159142">
                <text:p>0.9768660751591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1789522000515">
                <text:p>0.011789522000515</text:p>
              </table:table-cell>
              <table:table-cell office:value-type="float" office:value="0.880284616381644">
                <text:p>0.880284616381644</text:p>
              </table:table-cell>
              <table:table-cell office:value-type="float" office:value="0.0713021221129053">
                <text:p>0.0713021221129053</text:p>
              </table:table-cell>
              <table:table-cell office:value-type="float" office:value="0.96760226444155">
                <text:p>0.967602264441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825777322919271">
                <text:p>0.00825777322919271</text:p>
              </table:table-cell>
              <table:table-cell office:value-type="float" office:value="0.873172065965736">
                <text:p>0.873172065965736</text:p>
              </table:table-cell>
              <table:table-cell office:value-type="float" office:value="0.0586829296942346">
                <text:p>0.0586829296942346</text:p>
              </table:table-cell>
              <table:table-cell office:value-type="float" office:value="0.95727750878659">
                <text:p>0.957277508786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70927684338977">
                <text:p>0.0070927684338977</text:p>
              </table:table-cell>
              <table:table-cell office:value-type="float" office:value="0.866978724296465">
                <text:p>0.866978724296465</text:p>
              </table:table-cell>
              <table:table-cell office:value-type="float" office:value="0.0517275677641937">
                <text:p>0.0517275677641937</text:p>
              </table:table-cell>
              <table:table-cell office:value-type="float" office:value="0.950012698568748">
                <text:p>0.9500126985687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25686991316225">
                <text:p>0.0125686991316225</text:p>
              </table:table-cell>
              <table:table-cell office:value-type="float" office:value="0.856562931251382">
                <text:p>0.856562931251382</text:p>
              </table:table-cell>
              <table:table-cell office:value-type="float" office:value="0.0466834525967986">
                <text:p>0.0466834525967986</text:p>
              </table:table-cell>
              <table:table-cell office:value-type="float" office:value="0.937275214851591">
                <text:p>0.9372752148515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72655693153364">
                <text:p>0.0172655693153364</text:p>
              </table:table-cell>
              <table:table-cell office:value-type="float" office:value="0.849594290136399">
                <text:p>0.849594290136399</text:p>
              </table:table-cell>
              <table:table-cell office:value-type="float" office:value="0.0542039661022729">
                <text:p>0.0542039661022729</text:p>
              </table:table-cell>
              <table:table-cell office:value-type="float" office:value="0.918852049385144">
                <text:p>0.9188520493851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74252507734046">
                <text:p>0.0274252507734046</text:p>
              </table:table-cell>
              <table:table-cell office:value-type="float" office:value="0.818933984705586">
                <text:p>0.818933984705586</text:p>
              </table:table-cell>
              <table:table-cell office:value-type="float" office:value="0.050210771413902">
                <text:p>0.050210771413902</text:p>
              </table:table-cell>
              <table:table-cell office:value-type="float" office:value="0.890450266669944">
                <text:p>0.890450266669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89460543305059">
                <text:p>0.0289460543305059</text:p>
              </table:table-cell>
              <table:table-cell office:value-type="float" office:value="0.74464295244703">
                <text:p>0.74464295244703</text:p>
              </table:table-cell>
              <table:table-cell office:value-type="float" office:value="0.0412901673477662">
                <text:p>0.0412901673477662</text:p>
              </table:table-cell>
              <table:table-cell office:value-type="float" office:value="0.783604099589549">
                <text:p>0.7836040995895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81284588630859">
                <text:p>0.0481284588630859</text:p>
              </table:table-cell>
              <table:table-cell office:value-type="float" office:value="0.545496306010262">
                <text:p>0.545496306010262</text:p>
              </table:table-cell>
              <table:table-cell office:value-type="float" office:value="0.0510392688458063">
                <text:p>0.0510392688458063</text:p>
              </table:table-cell>
              <table:table-cell office:value-type="float" office:value="0.500387101531202">
                <text:p>0.5003871015312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6413007377664">
                <text:p>0.006413007377664</text:p>
              </table:table-cell>
              <table:table-cell office:value-type="float" office:value="0.150858881205255">
                <text:p>0.150858881205255</text:p>
              </table:table-cell>
              <table:table-cell office:value-type="float" office:value="0.00782591891600025">
                <text:p>0.00782591891600025</text:p>
              </table:table-cell>
              <table:table-cell office:value-type="float" office:value="0.0499975422125003">
                <text:p>0.04999754221250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373757794686739">
                <text:p>0.0000373757794686739</text:p>
              </table:table-cell>
              <table:table-cell office:value-type="float" office:value="0.00122465862045304">
                <text:p>0.00122465862045304</text:p>
              </table:table-cell>
              <table:table-cell office:value-type="float" office:value="0.000218633898105994">
                <text:p>0.000218633898105994</text:p>
              </table:table-cell>
              <table:table-cell office:value-type="float" office:value="0.00636771778045404">
                <text:p>0.006367717780454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66cm" svg:y="3.952cm" style:legend-expansion="high" chart:style-name="ch2"/>
        <chart:plot-area chart:style-name="ch3" table:cell-range-address="'Step Size'.A2:'Step Size'.B21 'Step Size'.B1:'Step Size'.B1 'Step Size'.D1:'Step Size'.D21" chart:data-source-has-labels="row" svg:x="0.32cm" svg:y="0.18cm" svg:width="11.926cm" svg:height="8.64cm">
          <chartooo:coordinate-region svg:x="1.047cm" svg:y="0.379cm" svg:width="10.86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tep Size'.B2:'Step Size'.B21" chart:label-cell-address="'Step Size'.B1:'Step Size'.B1" chart:class="chart:scatter">
            <chart:domain table:cell-range-address="'Step Size'.A2:'Step Size'.A21"/>
            <chart:data-point chart:repeated="20"/>
          </chart:series>
          <chart:series chart:style-name="ch7" chart:values-cell-range-address="'Step Size'.D2:'Step Size'.D21" chart:label-cell-address="'Step Size'.D1:'Step Size'.D1" chart:class="chart:scatte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an runtime</text:p>
                <draw:g>
                  <svg:desc>'Step Size'.B1:'Step Size'.B1</svg:desc>
                </draw:g>
              </table:table-cell>
              <table:table-cell office:value-type="string">
                <text:p>TPR</text:p>
                <draw:g>
                  <svg:desc>'Step Size'.D1:'Step Size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Step Size'.A2:'Step Size'.A21</svg:desc>
                </draw:g>
              </table:table-cell>
              <table:table-cell office:value-type="float" office:value="0.1461">
                <text:p>0.1461</text:p>
                <draw:g>
                  <svg:desc>'Step Size'.B2:'Step Size'.B21</svg:desc>
                </draw:g>
              </table:table-cell>
              <table:table-cell office:value-type="float" office:value="0.868062809262041">
                <text:p>0.868062809262041</text:p>
                <draw:g>
                  <svg:desc>'Step Size'.D2:'Step Size'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756">
                <text:p>0.0756</text:p>
              </table:table-cell>
              <table:table-cell office:value-type="float" office:value="0.86501927050374">
                <text:p>0.865019270503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525">
                <text:p>0.0525</text:p>
              </table:table-cell>
              <table:table-cell office:value-type="float" office:value="0.860431804146113">
                <text:p>0.860431804146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406">
                <text:p>0.0406</text:p>
              </table:table-cell>
              <table:table-cell office:value-type="float" office:value="0.865795046470315">
                <text:p>0.8657950464703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334">
                <text:p>0.0334</text:p>
              </table:table-cell>
              <table:table-cell office:value-type="float" office:value="0.866978724296465">
                <text:p>0.8669787242964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288">
                <text:p>0.0288</text:p>
              </table:table-cell>
              <table:table-cell office:value-type="float" office:value="0.856825970768304">
                <text:p>0.8568259707683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264">
                <text:p>0.0264</text:p>
              </table:table-cell>
              <table:table-cell office:value-type="float" office:value="0.857218147439368">
                <text:p>0.857218147439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224">
                <text:p>0.0224</text:p>
              </table:table-cell>
              <table:table-cell office:value-type="float" office:value="0.858547640649898">
                <text:p>0.8585476406498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216">
                <text:p>0.0216</text:p>
              </table:table-cell>
              <table:table-cell office:value-type="float" office:value="0.858092086703924">
                <text:p>0.8580920867039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224">
                <text:p>0.0224</text:p>
              </table:table-cell>
              <table:table-cell office:value-type="float" office:value="0.852617815018413">
                <text:p>0.8526178150184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193">
                <text:p>0.0193</text:p>
              </table:table-cell>
              <table:table-cell office:value-type="float" office:value="0.857487381727522">
                <text:p>0.8574873817275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194">
                <text:p>0.0194</text:p>
              </table:table-cell>
              <table:table-cell office:value-type="float" office:value="0.851403163336104">
                <text:p>0.8514031633361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181">
                <text:p>0.0181</text:p>
              </table:table-cell>
              <table:table-cell office:value-type="float" office:value="0.856606294650005">
                <text:p>0.8566062946500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173">
                <text:p>0.0173</text:p>
              </table:table-cell>
              <table:table-cell office:value-type="float" office:value="0.856685873634291">
                <text:p>0.8566858736342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149">
                <text:p>0.0149</text:p>
              </table:table-cell>
              <table:table-cell office:value-type="float" office:value="0.82195274437896">
                <text:p>0.821952744378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146">
                <text:p>0.0146</text:p>
              </table:table-cell>
              <table:table-cell office:value-type="float" office:value="0.821703523967093">
                <text:p>0.8217035239670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147">
                <text:p>0.0147</text:p>
              </table:table-cell>
              <table:table-cell office:value-type="float" office:value="0.855230578915667">
                <text:p>0.855230578915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146">
                <text:p>0.0146</text:p>
              </table:table-cell>
              <table:table-cell office:value-type="float" office:value="0.855230578915667">
                <text:p>0.855230578915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146">
                <text:p>0.0146</text:p>
              </table:table-cell>
              <table:table-cell office:value-type="float" office:value="0.855230578915667">
                <text:p>0.855230578915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146">
                <text:p>0.0146</text:p>
              </table:table-cell>
              <table:table-cell office:value-type="float" office:value="0.844683266112123">
                <text:p>0.8446832661121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66cm" svg:y="3.703cm" style:legend-expansion="high" chart:style-name="ch2"/>
        <chart:plot-area chart:style-name="ch3" table:cell-range-address="'Image Scale'.A1:'Image Scale'.D12" chart:data-source-has-labels="row" svg:x="0.32cm" svg:y="0.18cm" svg:width="11.926cm" svg:height="8.64cm">
          <chartooo:coordinate-region svg:x="1.047cm" svg:y="0.379cm" svg:width="10.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mage Scale'.B2:'Image Scale'.B12" chart:label-cell-address="'Image Scale'.B1:'Image Scale'.B1" chart:class="chart:scatter">
            <chart:domain table:cell-range-address="'Image Scale'.A2:'Image Scale'.A12"/>
            <chart:data-point chart:repeated="11"/>
          </chart:series>
          <chart:series chart:style-name="ch7" chart:values-cell-range-address="'Image Scale'.C2:'Image Scale'.C12" chart:label-cell-address="'Image Scale'.C1:'Image Scale'.C1" chart:class="chart:scatter">
            <chart:data-point chart:repeated="11"/>
          </chart:series>
          <chart:series chart:style-name="ch8" chart:values-cell-range-address="'Image Scale'.D2:'Image Scale'.D12" chart:label-cell-address="'Image Scale'.D1:'Image Scale'.D1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an runtime</text:p>
                <draw:g>
                  <svg:desc>'Image Scale'.B1:'Image Scale'.B1</svg:desc>
                </draw:g>
              </table:table-cell>
              <table:table-cell office:value-type="string">
                <text:p>FPR</text:p>
                <draw:g>
                  <svg:desc>'Image Scale'.C1:'Image Scale'.C1</svg:desc>
                </draw:g>
              </table:table-cell>
              <table:table-cell office:value-type="string">
                <text:p>TPR</text:p>
                <draw:g>
                  <svg:desc>'Image Scale'.D1:'Image Scale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Image Scale'.A2:'Image Scale'.A12</svg:desc>
                </draw:g>
              </table:table-cell>
              <table:table-cell office:value-type="float" office:value="0.02">
                <text:p>0.02</text:p>
                <draw:g>
                  <svg:desc>'Image Scale'.B2:'Image Scale'.B12</svg:desc>
                </draw:g>
              </table:table-cell>
              <table:table-cell office:value-type="float" office:value="0.0112304387082742">
                <text:p>0.0112304387082742</text:p>
                <draw:g>
                  <svg:desc>'Image Scale'.C2:'Image Scale'.C12</svg:desc>
                </draw:g>
              </table:table-cell>
              <table:table-cell office:value-type="float" office:value="0.746046206880051">
                <text:p>0.746046206880051</text:p>
                <draw:g>
                  <svg:desc>'Image Scale'.D2:'Image Sca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">
                <text:p>0.55</text:p>
              </table:table-cell>
              <table:table-cell office:value-type="float" office:value="0.0237">
                <text:p>0.0237</text:p>
              </table:table-cell>
              <table:table-cell office:value-type="float" office:value="0.012790755843877">
                <text:p>0.012790755843877</text:p>
              </table:table-cell>
              <table:table-cell office:value-type="float" office:value="0.790461544148337">
                <text:p>0.7904615441483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0276">
                <text:p>0.0276</text:p>
              </table:table-cell>
              <table:table-cell office:value-type="float" office:value="0.00994893607234799">
                <text:p>0.00994893607234799</text:p>
              </table:table-cell>
              <table:table-cell office:value-type="float" office:value="0.82583158433186">
                <text:p>0.825831584331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">
                <text:p>0.65</text:p>
              </table:table-cell>
              <table:table-cell office:value-type="float" office:value="0.0315">
                <text:p>0.0315</text:p>
              </table:table-cell>
              <table:table-cell office:value-type="float" office:value="0.00620677294175806">
                <text:p>0.00620677294175806</text:p>
              </table:table-cell>
              <table:table-cell office:value-type="float" office:value="0.854731615280387">
                <text:p>0.8547316152803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0333">
                <text:p>0.0333</text:p>
              </table:table-cell>
              <table:table-cell office:value-type="float" office:value="0.0070927684338977">
                <text:p>0.0070927684338977</text:p>
              </table:table-cell>
              <table:table-cell office:value-type="float" office:value="0.866978724296465">
                <text:p>0.8669787242964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0633">
                <text:p>0.0633</text:p>
              </table:table-cell>
              <table:table-cell office:value-type="float" office:value="0.00752227444881725">
                <text:p>0.00752227444881725</text:p>
              </table:table-cell>
              <table:table-cell office:value-type="float" office:value="0.872285264870462">
                <text:p>0.8722852648704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0.0672">
                <text:p>0.0672</text:p>
              </table:table-cell>
              <table:table-cell office:value-type="float" office:value="0.00622531059719277">
                <text:p>0.00622531059719277</text:p>
              </table:table-cell>
              <table:table-cell office:value-type="float" office:value="0.874110119949379">
                <text:p>0.8741101199493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">
                <text:p>0.85</text:p>
              </table:table-cell>
              <table:table-cell office:value-type="float" office:value="0.0702">
                <text:p>0.0702</text:p>
              </table:table-cell>
              <table:table-cell office:value-type="float" office:value="0.00608867685319162">
                <text:p>0.00608867685319162</text:p>
              </table:table-cell>
              <table:table-cell office:value-type="float" office:value="0.878724529142302">
                <text:p>0.8787245291423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0732">
                <text:p>0.0732</text:p>
              </table:table-cell>
              <table:table-cell office:value-type="float" office:value="0.00689249604979469">
                <text:p>0.00689249604979469</text:p>
              </table:table-cell>
              <table:table-cell office:value-type="float" office:value="0.878855479951135">
                <text:p>0.8788554799511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5">
                <text:p>0.95</text:p>
              </table:table-cell>
              <table:table-cell office:value-type="float" office:value="0.076">
                <text:p>0.076</text:p>
              </table:table-cell>
              <table:table-cell office:value-type="float" office:value="0.00746558251092625">
                <text:p>0.00746558251092625</text:p>
              </table:table-cell>
              <table:table-cell office:value-type="float" office:value="0.884178080044412">
                <text:p>0.8841780800444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79">
                <text:p>0.079</text:p>
              </table:table-cell>
              <table:table-cell office:value-type="float" office:value="0.00675018486860098">
                <text:p>0.00675018486860098</text:p>
              </table:table-cell>
              <table:table-cell office:value-type="float" office:value="0.867748731679501">
                <text:p>0.8677487316795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04cm" svg:y="2.458cm" style:legend-expansion="high" chart:style-name="ch2"/>
        <chart:plot-area chart:style-name="ch3" table:cell-range-address="IoU.A1:IoU.I52" chart:data-source-has-labels="row" svg:x="0.32cm" svg:y="0.18cm" svg:width="12.164cm" svg:height="8.64cm">
          <chartooo:coordinate-region svg:x="1.047cm" svg:y="0.38cm" svg:width="11.19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oU.B2:IoU.B52" chart:label-cell-address="IoU.B1:IoU.B1" chart:class="chart:scatter">
            <chart:domain table:cell-range-address="IoU.A2:IoU.A52"/>
            <chart:data-point chart:repeated="51"/>
          </chart:series>
          <chart:series chart:style-name="ch7" chart:values-cell-range-address="IoU.C2:IoU.C52" chart:label-cell-address="IoU.C1:IoU.C1" chart:class="chart:scatter">
            <chart:data-point chart:repeated="51"/>
          </chart:series>
          <chart:series chart:style-name="ch8" chart:values-cell-range-address="IoU.D2:IoU.D52" chart:label-cell-address="IoU.D1:IoU.D1" chart:class="chart:scatter">
            <chart:data-point chart:repeated="51"/>
          </chart:series>
          <chart:series chart:style-name="ch9" chart:values-cell-range-address="IoU.E2:IoU.E52" chart:label-cell-address="IoU.E1:IoU.E1" chart:class="chart:scatter">
            <chart:data-point chart:repeated="51"/>
          </chart:series>
          <chart:series chart:style-name="ch10" chart:values-cell-range-address="IoU.F2:IoU.F52" chart:label-cell-address="IoU.F1:IoU.F1" chart:class="chart:scatter">
            <chart:data-point chart:repeated="51"/>
          </chart:series>
          <chart:series chart:style-name="ch11" chart:values-cell-range-address="IoU.G2:IoU.G52" chart:label-cell-address="IoU.G1:IoU.G1" chart:class="chart:scatter">
            <chart:data-point chart:repeated="51"/>
          </chart:series>
          <chart:series chart:style-name="ch12" chart:values-cell-range-address="IoU.H2:IoU.H52" chart:label-cell-address="IoU.H1:IoU.H1" chart:class="chart:scatter">
            <chart:data-point chart:repeated="51"/>
          </chart:series>
          <chart:series chart:style-name="ch13" chart:values-cell-range-address="IoU.I2:IoU.I52" chart:label-cell-address="IoU.I1:IoU.I1" chart:class="chart:scatter">
            <chart:data-point chart:repeated="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PR, th0.96</text:p>
                <draw:g>
                  <svg:desc>IoU.B1:IoU.B1</svg:desc>
                </draw:g>
              </table:table-cell>
              <table:table-cell office:value-type="string">
                <text:p>FPR, th0.96</text:p>
                <draw:g>
                  <svg:desc>IoU.C1:IoU.C1</svg:desc>
                </draw:g>
              </table:table-cell>
              <table:table-cell office:value-type="string">
                <text:p/>
                <draw:g>
                  <svg:desc>IoU.D1:IoU.D1</svg:desc>
                </draw:g>
              </table:table-cell>
              <table:table-cell office:value-type="string">
                <text:p>TPR, th0.95</text:p>
                <draw:g>
                  <svg:desc>IoU.E1:IoU.E1</svg:desc>
                </draw:g>
              </table:table-cell>
              <table:table-cell office:value-type="string">
                <text:p>FPR, th0.95</text:p>
                <draw:g>
                  <svg:desc>IoU.F1:IoU.F1</svg:desc>
                </draw:g>
              </table:table-cell>
              <table:table-cell office:value-type="string">
                <text:p/>
                <draw:g>
                  <svg:desc>IoU.G1:IoU.G1</svg:desc>
                </draw:g>
              </table:table-cell>
              <table:table-cell office:value-type="string">
                <text:p>TPR, th0.97</text:p>
                <draw:g>
                  <svg:desc>IoU.H1:IoU.H1</svg:desc>
                </draw:g>
              </table:table-cell>
              <table:table-cell office:value-type="string">
                <text:p>FPR, th0.97</text:p>
                <draw:g>
                  <svg:desc>IoU.I1:IoU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IoU.A2:IoU.A52</svg:desc>
                </draw:g>
              </table:table-cell>
              <table:table-cell office:value-type="float" office:value="0.876623376623376">
                <text:p>0.876623376623376</text:p>
                <draw:g>
                  <svg:desc>IoU.B2:IoU.B52</svg:desc>
                </draw:g>
              </table:table-cell>
              <table:table-cell office:value-type="float" office:value="0.0487012987012987">
                <text:p>0.0487012987012987</text:p>
                <draw:g>
                  <svg:desc>IoU.C2:IoU.C52</svg:desc>
                </draw:g>
              </table:table-cell>
              <table:table-cell office:value-type="float" office:value="NaN">
                <text:p>NaN</text:p>
                <draw:g>
                  <svg:desc>IoU.D2:IoU.D52</svg:desc>
                </draw:g>
              </table:table-cell>
              <table:table-cell office:value-type="float" office:value="0.87987012987013">
                <text:p>0.87987012987013</text:p>
                <draw:g>
                  <svg:desc>IoU.E2:IoU.E52</svg:desc>
                </draw:g>
              </table:table-cell>
              <table:table-cell office:value-type="float" office:value="0.0909090909090909">
                <text:p>0.0909090909090909</text:p>
                <draw:g>
                  <svg:desc>IoU.F2:IoU.F52</svg:desc>
                </draw:g>
              </table:table-cell>
              <table:table-cell office:value-type="float" office:value="NaN">
                <text:p>NaN</text:p>
                <draw:g>
                  <svg:desc>IoU.G2:IoU.G52</svg:desc>
                </draw:g>
              </table:table-cell>
              <table:table-cell office:value-type="float" office:value="0.824675324675325">
                <text:p>0.824675324675325</text:p>
                <draw:g>
                  <svg:desc>IoU.H2:IoU.H52</svg:desc>
                </draw:g>
              </table:table-cell>
              <table:table-cell office:value-type="float" office:value="0.0909090909090909">
                <text:p>0.0909090909090909</text:p>
                <draw:g>
                  <svg:desc>IoU.I2:IoU.I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1">
                <text:p>0.51</text:p>
              </table:table-cell>
              <table:table-cell office:value-type="float" office:value="0.873376623376623">
                <text:p>0.873376623376623</text:p>
              </table:table-cell>
              <table:table-cell office:value-type="float" office:value="0.051948051948052">
                <text:p>0.051948051948052</text:p>
              </table:table-cell>
              <table:table-cell office:value-type="float" office:value="NaN">
                <text:p>NaN</text:p>
              </table:table-cell>
              <table:table-cell office:value-type="float" office:value="0.876623376623376">
                <text:p>0.876623376623376</text:p>
              </table:table-cell>
              <table:table-cell office:value-type="float" office:value="0.0941558441558442">
                <text:p>0.0941558441558442</text:p>
              </table:table-cell>
              <table:table-cell office:value-type="float" office:value="NaN">
                <text:p>NaN</text:p>
              </table:table-cell>
              <table:table-cell office:value-type="float" office:value="0.824675324675325">
                <text:p>0.824675324675325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2">
                <text:p>0.52</text:p>
              </table:table-cell>
              <table:table-cell office:value-type="float" office:value="0.873376623376623">
                <text:p>0.873376623376623</text:p>
              </table:table-cell>
              <table:table-cell office:value-type="float" office:value="0.051948051948052">
                <text:p>0.051948051948052</text:p>
              </table:table-cell>
              <table:table-cell office:value-type="float" office:value="NaN">
                <text:p>NaN</text:p>
              </table:table-cell>
              <table:table-cell office:value-type="float" office:value="0.876623376623376">
                <text:p>0.876623376623376</text:p>
              </table:table-cell>
              <table:table-cell office:value-type="float" office:value="0.0941558441558442">
                <text:p>0.0941558441558442</text:p>
              </table:table-cell>
              <table:table-cell office:value-type="float" office:value="NaN">
                <text:p>NaN</text:p>
              </table:table-cell>
              <table:table-cell office:value-type="float" office:value="0.824675324675325">
                <text:p>0.824675324675325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3">
                <text:p>0.53</text:p>
              </table:table-cell>
              <table:table-cell office:value-type="float" office:value="0.87012987012987">
                <text:p>0.87012987012987</text:p>
              </table:table-cell>
              <table:table-cell office:value-type="float" office:value="0.0551948051948052">
                <text:p>0.0551948051948052</text:p>
              </table:table-cell>
              <table:table-cell office:value-type="float" office:value="NaN">
                <text:p>NaN</text:p>
              </table:table-cell>
              <table:table-cell office:value-type="float" office:value="0.87012987012987">
                <text:p>0.87012987012987</text:p>
              </table:table-cell>
              <table:table-cell office:value-type="float" office:value="0.100649350649351">
                <text:p>0.100649350649351</text:p>
              </table:table-cell>
              <table:table-cell office:value-type="float" office:value="NaN">
                <text:p>NaN</text:p>
              </table:table-cell>
              <table:table-cell office:value-type="float" office:value="0.824675324675325">
                <text:p>0.824675324675325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4">
                <text:p>0.54</text:p>
              </table:table-cell>
              <table:table-cell office:value-type="float" office:value="0.87012987012987">
                <text:p>0.87012987012987</text:p>
              </table:table-cell>
              <table:table-cell office:value-type="float" office:value="0.0551948051948052">
                <text:p>0.0551948051948052</text:p>
              </table:table-cell>
              <table:table-cell office:value-type="float" office:value="NaN">
                <text:p>NaN</text:p>
              </table:table-cell>
              <table:table-cell office:value-type="float" office:value="0.866883116883117">
                <text:p>0.866883116883117</text:p>
              </table:table-cell>
              <table:table-cell office:value-type="float" office:value="0.103896103896104">
                <text:p>0.103896103896104</text:p>
              </table:table-cell>
              <table:table-cell office:value-type="float" office:value="NaN">
                <text:p>NaN</text:p>
              </table:table-cell>
              <table:table-cell office:value-type="float" office:value="0.824675324675325">
                <text:p>0.824675324675325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5">
                <text:p>0.55</text:p>
              </table:table-cell>
              <table:table-cell office:value-type="float" office:value="0.87012987012987">
                <text:p>0.87012987012987</text:p>
              </table:table-cell>
              <table:table-cell office:value-type="float" office:value="0.0551948051948052">
                <text:p>0.0551948051948052</text:p>
              </table:table-cell>
              <table:table-cell office:value-type="float" office:value="NaN">
                <text:p>NaN</text:p>
              </table:table-cell>
              <table:table-cell office:value-type="float" office:value="0.866883116883117">
                <text:p>0.866883116883117</text:p>
              </table:table-cell>
              <table:table-cell office:value-type="float" office:value="0.103896103896104">
                <text:p>0.103896103896104</text:p>
              </table:table-cell>
              <table:table-cell office:value-type="float" office:value="NaN">
                <text:p>NaN</text:p>
              </table:table-cell>
              <table:table-cell office:value-type="float" office:value="0.824675324675325">
                <text:p>0.824675324675325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6">
                <text:p>0.56</text:p>
              </table:table-cell>
              <table:table-cell office:value-type="float" office:value="0.87012987012987">
                <text:p>0.87012987012987</text:p>
              </table:table-cell>
              <table:table-cell office:value-type="float" office:value="0.0551948051948052">
                <text:p>0.0551948051948052</text:p>
              </table:table-cell>
              <table:table-cell office:value-type="float" office:value="NaN">
                <text:p>NaN</text:p>
              </table:table-cell>
              <table:table-cell office:value-type="float" office:value="0.866883116883117">
                <text:p>0.866883116883117</text:p>
              </table:table-cell>
              <table:table-cell office:value-type="float" office:value="0.103896103896104">
                <text:p>0.103896103896104</text:p>
              </table:table-cell>
              <table:table-cell office:value-type="float" office:value="NaN">
                <text:p>NaN</text:p>
              </table:table-cell>
              <table:table-cell office:value-type="float" office:value="0.824675324675325">
                <text:p>0.824675324675325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">
                <text:p>0.57</text:p>
              </table:table-cell>
              <table:table-cell office:value-type="float" office:value="0.87012987012987">
                <text:p>0.87012987012987</text:p>
              </table:table-cell>
              <table:table-cell office:value-type="float" office:value="0.0551948051948052">
                <text:p>0.0551948051948052</text:p>
              </table:table-cell>
              <table:table-cell office:value-type="float" office:value="NaN">
                <text:p>NaN</text:p>
              </table:table-cell>
              <table:table-cell office:value-type="float" office:value="0.863636363636364">
                <text:p>0.863636363636364</text:p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NaN">
                <text:p>NaN</text:p>
              </table:table-cell>
              <table:table-cell office:value-type="float" office:value="0.824675324675325">
                <text:p>0.824675324675325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8">
                <text:p>0.58</text:p>
              </table:table-cell>
              <table:table-cell office:value-type="float" office:value="0.866883116883117">
                <text:p>0.866883116883117</text:p>
              </table:table-cell>
              <table:table-cell office:value-type="float" office:value="0.0584415584415584">
                <text:p>0.0584415584415584</text:p>
              </table:table-cell>
              <table:table-cell office:value-type="float" office:value="NaN">
                <text:p>NaN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113636363636364">
                <text:p>0.113636363636364</text:p>
              </table:table-cell>
              <table:table-cell office:value-type="float" office:value="NaN">
                <text:p>NaN</text:p>
              </table:table-cell>
              <table:table-cell office:value-type="float" office:value="0.824675324675325">
                <text:p>0.824675324675325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">
                <text:p>0.59</text:p>
              </table:table-cell>
              <table:table-cell office:value-type="float" office:value="0.866883116883117">
                <text:p>0.866883116883117</text:p>
              </table:table-cell>
              <table:table-cell office:value-type="float" office:value="0.0584415584415584">
                <text:p>0.0584415584415584</text:p>
              </table:table-cell>
              <table:table-cell office:value-type="float" office:value="NaN">
                <text:p>NaN</text:p>
              </table:table-cell>
              <table:table-cell office:value-type="float" office:value="0.850649350649351">
                <text:p>0.850649350649351</text:p>
              </table:table-cell>
              <table:table-cell office:value-type="float" office:value="0.12012987012987">
                <text:p>0.12012987012987</text:p>
              </table:table-cell>
              <table:table-cell office:value-type="float" office:value="NaN">
                <text:p>NaN</text:p>
              </table:table-cell>
              <table:table-cell office:value-type="float" office:value="0.824675324675325">
                <text:p>0.824675324675325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">
                <text:p>0.6</text:p>
              </table:table-cell>
              <table:table-cell office:value-type="float" office:value="0.86038961038961">
                <text:p>0.86038961038961</text:p>
              </table:table-cell>
              <table:table-cell office:value-type="float" office:value="0.0649350649350649">
                <text:p>0.0649350649350649</text:p>
              </table:table-cell>
              <table:table-cell office:value-type="float" office:value="NaN">
                <text:p>NaN</text:p>
              </table:table-cell>
              <table:table-cell office:value-type="float" office:value="0.847402597402597">
                <text:p>0.847402597402597</text:p>
              </table:table-cell>
              <table:table-cell office:value-type="float" office:value="0.123376623376623">
                <text:p>0.123376623376623</text:p>
              </table:table-cell>
              <table:table-cell office:value-type="float" office:value="NaN">
                <text:p>NaN</text:p>
              </table:table-cell>
              <table:table-cell office:value-type="float" office:value="0.824675324675325">
                <text:p>0.824675324675325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1">
                <text:p>0.61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681818181818182">
                <text:p>0.0681818181818182</text:p>
              </table:table-cell>
              <table:table-cell office:value-type="float" office:value="NaN">
                <text:p>NaN</text:p>
              </table:table-cell>
              <table:table-cell office:value-type="float" office:value="0.834415584415584">
                <text:p>0.834415584415584</text:p>
              </table:table-cell>
              <table:table-cell office:value-type="float" office:value="0.136363636363636">
                <text:p>0.136363636363636</text:p>
              </table:table-cell>
              <table:table-cell office:value-type="float" office:value="NaN">
                <text:p>NaN</text:p>
              </table:table-cell>
              <table:table-cell office:value-type="float" office:value="0.821428571428571">
                <text:p>0.821428571428571</text:p>
              </table:table-cell>
              <table:table-cell office:value-type="float" office:value="0.0941558441558442">
                <text:p>0.09415584415584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2">
                <text:p>0.62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681818181818182">
                <text:p>0.0681818181818182</text:p>
              </table:table-cell>
              <table:table-cell office:value-type="float" office:value="NaN">
                <text:p>NaN</text:p>
              </table:table-cell>
              <table:table-cell office:value-type="float" office:value="0.834415584415584">
                <text:p>0.834415584415584</text:p>
              </table:table-cell>
              <table:table-cell office:value-type="float" office:value="0.136363636363636">
                <text:p>0.136363636363636</text:p>
              </table:table-cell>
              <table:table-cell office:value-type="float" office:value="NaN">
                <text:p>NaN</text:p>
              </table:table-cell>
              <table:table-cell office:value-type="float" office:value="0.821428571428571">
                <text:p>0.821428571428571</text:p>
              </table:table-cell>
              <table:table-cell office:value-type="float" office:value="0.0941558441558442">
                <text:p>0.09415584415584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">
                <text:p>0.63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681818181818182">
                <text:p>0.0681818181818182</text:p>
              </table:table-cell>
              <table:table-cell office:value-type="float" office:value="NaN">
                <text:p>NaN</text:p>
              </table:table-cell>
              <table:table-cell office:value-type="float" office:value="0.821428571428571">
                <text:p>0.821428571428571</text:p>
              </table:table-cell>
              <table:table-cell office:value-type="float" office:value="0.149350649350649">
                <text:p>0.149350649350649</text:p>
              </table:table-cell>
              <table:table-cell office:value-type="float" office:value="NaN">
                <text:p>NaN</text:p>
              </table:table-cell>
              <table:table-cell office:value-type="float" office:value="0.821428571428571">
                <text:p>0.821428571428571</text:p>
              </table:table-cell>
              <table:table-cell office:value-type="float" office:value="0.0941558441558442">
                <text:p>0.09415584415584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4">
                <text:p>0.6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681818181818182">
                <text:p>0.0681818181818182</text:p>
              </table:table-cell>
              <table:table-cell office:value-type="float" office:value="NaN">
                <text:p>NaN</text:p>
              </table:table-cell>
              <table:table-cell office:value-type="float" office:value="0.811688311688312">
                <text:p>0.811688311688312</text:p>
              </table:table-cell>
              <table:table-cell office:value-type="float" office:value="0.159090909090909">
                <text:p>0.159090909090909</text:p>
              </table:table-cell>
              <table:table-cell office:value-type="float" office:value="NaN">
                <text:p>NaN</text:p>
              </table:table-cell>
              <table:table-cell office:value-type="float" office:value="0.821428571428571">
                <text:p>0.821428571428571</text:p>
              </table:table-cell>
              <table:table-cell office:value-type="float" office:value="0.0941558441558442">
                <text:p>0.09415584415584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5">
                <text:p>0.65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681818181818182">
                <text:p>0.0681818181818182</text:p>
              </table:table-cell>
              <table:table-cell office:value-type="float" office:value="NaN">
                <text:p>NaN</text:p>
              </table:table-cell>
              <table:table-cell office:value-type="float" office:value="0.808441558441558">
                <text:p>0.808441558441558</text:p>
              </table:table-cell>
              <table:table-cell office:value-type="float" office:value="0.162337662337662">
                <text:p>0.162337662337662</text:p>
              </table:table-cell>
              <table:table-cell office:value-type="float" office:value="NaN">
                <text:p>NaN</text:p>
              </table:table-cell>
              <table:table-cell office:value-type="float" office:value="0.821428571428571">
                <text:p>0.821428571428571</text:p>
              </table:table-cell>
              <table:table-cell office:value-type="float" office:value="0.0941558441558442">
                <text:p>0.09415584415584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6">
                <text:p>0.66</text:p>
              </table:table-cell>
              <table:table-cell office:value-type="float" office:value="0.853896103896104">
                <text:p>0.853896103896104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NaN">
                <text:p>NaN</text:p>
              </table:table-cell>
              <table:table-cell office:value-type="float" office:value="0.795454545454545">
                <text:p>0.795454545454545</text:p>
              </table:table-cell>
              <table:table-cell office:value-type="float" office:value="0.175324675324675">
                <text:p>0.175324675324675</text:p>
              </table:table-cell>
              <table:table-cell office:value-type="float" office:value="NaN">
                <text:p>NaN</text:p>
              </table:table-cell>
              <table:table-cell office:value-type="float" office:value="0.811688311688312">
                <text:p>0.811688311688312</text:p>
              </table:table-cell>
              <table:table-cell office:value-type="float" office:value="0.103896103896104">
                <text:p>0.1038961038961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7">
                <text:p>0.67</text:p>
              </table:table-cell>
              <table:table-cell office:value-type="float" office:value="0.847402597402597">
                <text:p>0.847402597402597</text:p>
              </table:table-cell>
              <table:table-cell office:value-type="float" office:value="0.0779220779220779">
                <text:p>0.0779220779220779</text:p>
              </table:table-cell>
              <table:table-cell office:value-type="float" office:value="NaN">
                <text:p>NaN</text:p>
              </table:table-cell>
              <table:table-cell office:value-type="float" office:value="0.779220779220779">
                <text:p>0.779220779220779</text:p>
              </table:table-cell>
              <table:table-cell office:value-type="float" office:value="0.191558441558442">
                <text:p>0.191558441558442</text:p>
              </table:table-cell>
              <table:table-cell office:value-type="float" office:value="NaN">
                <text:p>NaN</text:p>
              </table:table-cell>
              <table:table-cell office:value-type="float" office:value="0.811688311688312">
                <text:p>0.811688311688312</text:p>
              </table:table-cell>
              <table:table-cell office:value-type="float" office:value="0.103896103896104">
                <text:p>0.1038961038961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8">
                <text:p>0.68</text:p>
              </table:table-cell>
              <table:table-cell office:value-type="float" office:value="0.844155844155844">
                <text:p>0.844155844155844</text:p>
              </table:table-cell>
              <table:table-cell office:value-type="float" office:value="0.0811688311688312">
                <text:p>0.0811688311688312</text:p>
              </table:table-cell>
              <table:table-cell office:value-type="float" office:value="NaN">
                <text:p>NaN</text:p>
              </table:table-cell>
              <table:table-cell office:value-type="float" office:value="0.769480519480519">
                <text:p>0.769480519480519</text:p>
              </table:table-cell>
              <table:table-cell office:value-type="float" office:value="0.201298701298701">
                <text:p>0.201298701298701</text:p>
              </table:table-cell>
              <table:table-cell office:value-type="float" office:value="NaN">
                <text:p>NaN</text:p>
              </table:table-cell>
              <table:table-cell office:value-type="float" office:value="0.811688311688312">
                <text:p>0.811688311688312</text:p>
              </table:table-cell>
              <table:table-cell office:value-type="float" office:value="0.103896103896104">
                <text:p>0.1038961038961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9">
                <text:p>0.69</text:p>
              </table:table-cell>
              <table:table-cell office:value-type="float" office:value="0.840909090909091">
                <text:p>0.840909090909091</text:p>
              </table:table-cell>
              <table:table-cell office:value-type="float" office:value="0.0844155844155844">
                <text:p>0.0844155844155844</text:p>
              </table:table-cell>
              <table:table-cell office:value-type="float" office:value="NaN">
                <text:p>NaN</text:p>
              </table:table-cell>
              <table:table-cell office:value-type="float" office:value="0.766233766233766">
                <text:p>0.766233766233766</text:p>
              </table:table-cell>
              <table:table-cell office:value-type="float" office:value="0.204545454545455">
                <text:p>0.204545454545455</text:p>
              </table:table-cell>
              <table:table-cell office:value-type="float" office:value="NaN">
                <text:p>NaN</text:p>
              </table:table-cell>
              <table:table-cell office:value-type="float" office:value="0.808441558441558">
                <text:p>0.808441558441558</text:p>
              </table:table-cell>
              <table:table-cell office:value-type="float" office:value="0.107142857142857">
                <text:p>0.1071428571428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">
                <text:p>0.7</text:p>
              </table:table-cell>
              <table:table-cell office:value-type="float" office:value="0.837662337662338">
                <text:p>0.837662337662338</text:p>
              </table:table-cell>
              <table:table-cell office:value-type="float" office:value="0.0876623376623377">
                <text:p>0.0876623376623377</text:p>
              </table:table-cell>
              <table:table-cell office:value-type="float" office:value="NaN">
                <text:p>NaN</text:p>
              </table:table-cell>
              <table:table-cell office:value-type="float" office:value="0.762987012987013">
                <text:p>0.762987012987013</text:p>
              </table:table-cell>
              <table:table-cell office:value-type="float" office:value="0.207792207792208">
                <text:p>0.207792207792208</text:p>
              </table:table-cell>
              <table:table-cell office:value-type="float" office:value="NaN">
                <text:p>NaN</text:p>
              </table:table-cell>
              <table:table-cell office:value-type="float" office:value="0.801948051948052">
                <text:p>0.801948051948052</text:p>
              </table:table-cell>
              <table:table-cell office:value-type="float" office:value="0.113636363636364">
                <text:p>0.1136363636363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1">
                <text:p>0.71</text:p>
              </table:table-cell>
              <table:table-cell office:value-type="float" office:value="0.834415584415584">
                <text:p>0.834415584415584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NaN">
                <text:p>NaN</text:p>
              </table:table-cell>
              <table:table-cell office:value-type="float" office:value="0.75974025974026">
                <text:p>0.75974025974026</text:p>
              </table:table-cell>
              <table:table-cell office:value-type="float" office:value="0.211038961038961">
                <text:p>0.211038961038961</text:p>
              </table:table-cell>
              <table:table-cell office:value-type="float" office:value="NaN">
                <text:p>NaN</text:p>
              </table:table-cell>
              <table:table-cell office:value-type="float" office:value="0.801948051948052">
                <text:p>0.801948051948052</text:p>
              </table:table-cell>
              <table:table-cell office:value-type="float" office:value="0.113636363636364">
                <text:p>0.1136363636363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2">
                <text:p>0.72</text:p>
              </table:table-cell>
              <table:table-cell office:value-type="float" office:value="0.834415584415584">
                <text:p>0.834415584415584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NaN">
                <text:p>NaN</text:p>
              </table:table-cell>
              <table:table-cell office:value-type="float" office:value="0.756493506493506">
                <text:p>0.756493506493506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NaN">
                <text:p>NaN</text:p>
              </table:table-cell>
              <table:table-cell office:value-type="float" office:value="0.795454545454545">
                <text:p>0.795454545454545</text:p>
              </table:table-cell>
              <table:table-cell office:value-type="float" office:value="0.12012987012987">
                <text:p>0.120129870129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3">
                <text:p>0.73</text:p>
              </table:table-cell>
              <table:table-cell office:value-type="float" office:value="0.824675324675325">
                <text:p>0.824675324675325</text:p>
              </table:table-cell>
              <table:table-cell office:value-type="float" office:value="0.100649350649351">
                <text:p>0.100649350649351</text:p>
              </table:table-cell>
              <table:table-cell office:value-type="float" office:value="NaN">
                <text:p>NaN</text:p>
              </table:table-cell>
              <table:table-cell office:value-type="float" office:value="0.753246753246753">
                <text:p>0.753246753246753</text:p>
              </table:table-cell>
              <table:table-cell office:value-type="float" office:value="0.217532467532468">
                <text:p>0.217532467532468</text:p>
              </table:table-cell>
              <table:table-cell office:value-type="float" office:value="NaN">
                <text:p>NaN</text:p>
              </table:table-cell>
              <table:table-cell office:value-type="float" office:value="0.788961038961039">
                <text:p>0.788961038961039</text:p>
              </table:table-cell>
              <table:table-cell office:value-type="float" office:value="0.126623376623377">
                <text:p>0.1266233766233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4">
                <text:p>0.74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NaN">
                <text:p>NaN</text:p>
              </table:table-cell>
              <table:table-cell office:value-type="float" office:value="0.746753246753247">
                <text:p>0.746753246753247</text:p>
              </table:table-cell>
              <table:table-cell office:value-type="float" office:value="0.224025974025974">
                <text:p>0.224025974025974</text:p>
              </table:table-cell>
              <table:table-cell office:value-type="float" office:value="NaN">
                <text:p>NaN</text:p>
              </table:table-cell>
              <table:table-cell office:value-type="float" office:value="0.779220779220779">
                <text:p>0.779220779220779</text:p>
              </table:table-cell>
              <table:table-cell office:value-type="float" office:value="0.136363636363636">
                <text:p>0.1363636363636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5">
                <text:p>0.75</text:p>
              </table:table-cell>
              <table:table-cell office:value-type="float" office:value="0.814935064935065">
                <text:p>0.814935064935065</text:p>
              </table:table-cell>
              <table:table-cell office:value-type="float" office:value="0.11038961038961">
                <text:p>0.11038961038961</text:p>
              </table:table-cell>
              <table:table-cell office:value-type="float" office:value="NaN">
                <text:p>NaN</text:p>
              </table:table-cell>
              <table:table-cell office:value-type="float" office:value="0.743506493506494">
                <text:p>0.743506493506494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NaN">
                <text:p>NaN</text:p>
              </table:table-cell>
              <table:table-cell office:value-type="float" office:value="0.779220779220779">
                <text:p>0.779220779220779</text:p>
              </table:table-cell>
              <table:table-cell office:value-type="float" office:value="0.136363636363636">
                <text:p>0.1363636363636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6">
                <text:p>0.76</text:p>
              </table:table-cell>
              <table:table-cell office:value-type="float" office:value="0.808441558441558">
                <text:p>0.808441558441558</text:p>
              </table:table-cell>
              <table:table-cell office:value-type="float" office:value="0.116883116883117">
                <text:p>0.116883116883117</text:p>
              </table:table-cell>
              <table:table-cell office:value-type="float" office:value="NaN">
                <text:p>NaN</text:p>
              </table:table-cell>
              <table:table-cell office:value-type="float" office:value="0.737012987012987">
                <text:p>0.737012987012987</text:p>
              </table:table-cell>
              <table:table-cell office:value-type="float" office:value="0.233766233766234">
                <text:p>0.233766233766234</text:p>
              </table:table-cell>
              <table:table-cell office:value-type="float" office:value="NaN">
                <text:p>NaN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7">
                <text:p>0.77</text:p>
              </table:table-cell>
              <table:table-cell office:value-type="float" office:value="0.808441558441558">
                <text:p>0.808441558441558</text:p>
              </table:table-cell>
              <table:table-cell office:value-type="float" office:value="0.116883116883117">
                <text:p>0.116883116883117</text:p>
              </table:table-cell>
              <table:table-cell office:value-type="float" office:value="NaN">
                <text:p>NaN</text:p>
              </table:table-cell>
              <table:table-cell office:value-type="float" office:value="0.733766233766234">
                <text:p>0.733766233766234</text:p>
              </table:table-cell>
              <table:table-cell office:value-type="float" office:value="0.237012987012987">
                <text:p>0.237012987012987</text:p>
              </table:table-cell>
              <table:table-cell office:value-type="float" office:value="NaN">
                <text:p>NaN</text:p>
              </table:table-cell>
              <table:table-cell office:value-type="float" office:value="0.762987012987013">
                <text:p>0.762987012987013</text:p>
              </table:table-cell>
              <table:table-cell office:value-type="float" office:value="0.152597402597403">
                <text:p>0.1525974025974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8">
                <text:p>0.78</text:p>
              </table:table-cell>
              <table:table-cell office:value-type="float" office:value="0.805194805194805">
                <text:p>0.805194805194805</text:p>
              </table:table-cell>
              <table:table-cell office:value-type="float" office:value="0.12012987012987">
                <text:p>0.12012987012987</text:p>
              </table:table-cell>
              <table:table-cell office:value-type="float" office:value="NaN">
                <text:p>NaN</text:p>
              </table:table-cell>
              <table:table-cell office:value-type="float" office:value="0.730519480519481">
                <text:p>0.730519480519481</text:p>
              </table:table-cell>
              <table:table-cell office:value-type="float" office:value="0.24025974025974">
                <text:p>0.24025974025974</text:p>
              </table:table-cell>
              <table:table-cell office:value-type="float" office:value="NaN">
                <text:p>NaN</text:p>
              </table:table-cell>
              <table:table-cell office:value-type="float" office:value="0.75974025974026">
                <text:p>0.75974025974026</text:p>
              </table:table-cell>
              <table:table-cell office:value-type="float" office:value="0.155844155844156">
                <text:p>0.1558441558441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9">
                <text:p>0.79</text:p>
              </table:table-cell>
              <table:table-cell office:value-type="float" office:value="0.795454545454545">
                <text:p>0.795454545454545</text:p>
              </table:table-cell>
              <table:table-cell office:value-type="float" office:value="0.12987012987013">
                <text:p>0.12987012987013</text:p>
              </table:table-cell>
              <table:table-cell office:value-type="float" office:value="NaN">
                <text:p>NaN</text:p>
              </table:table-cell>
              <table:table-cell office:value-type="float" office:value="0.724025974025974">
                <text:p>0.724025974025974</text:p>
              </table:table-cell>
              <table:table-cell office:value-type="float" office:value="0.246753246753247">
                <text:p>0.246753246753247</text:p>
              </table:table-cell>
              <table:table-cell office:value-type="float" office:value="NaN">
                <text:p>NaN</text:p>
              </table:table-cell>
              <table:table-cell office:value-type="float" office:value="0.753246753246753">
                <text:p>0.753246753246753</text:p>
              </table:table-cell>
              <table:table-cell office:value-type="float" office:value="0.162337662337662">
                <text:p>0.1623376623376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">
                <text:p>0.8</text:p>
              </table:table-cell>
              <table:table-cell office:value-type="float" office:value="0.788961038961039">
                <text:p>0.788961038961039</text:p>
              </table:table-cell>
              <table:table-cell office:value-type="float" office:value="0.136363636363636">
                <text:p>0.136363636363636</text:p>
              </table:table-cell>
              <table:table-cell office:value-type="float" office:value="NaN">
                <text:p>NaN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256493506493506">
                <text:p>0.256493506493506</text:p>
              </table:table-cell>
              <table:table-cell office:value-type="float" office:value="NaN">
                <text:p>NaN</text:p>
              </table:table-cell>
              <table:table-cell office:value-type="float" office:value="0.743506493506494">
                <text:p>0.743506493506494</text:p>
              </table:table-cell>
              <table:table-cell office:value-type="float" office:value="0.172077922077922">
                <text:p>0.1720779220779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1">
                <text:p>0.81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0.152597402597403">
                <text:p>0.152597402597403</text:p>
              </table:table-cell>
              <table:table-cell office:value-type="float" office:value="NaN">
                <text:p>NaN</text:p>
              </table:table-cell>
              <table:table-cell office:value-type="float" office:value="0.711038961038961">
                <text:p>0.711038961038961</text:p>
              </table:table-cell>
              <table:table-cell office:value-type="float" office:value="0.25974025974026">
                <text:p>0.25974025974026</text:p>
              </table:table-cell>
              <table:table-cell office:value-type="float" office:value="NaN">
                <text:p>NaN</text:p>
              </table:table-cell>
              <table:table-cell office:value-type="float" office:value="0.720779220779221">
                <text:p>0.720779220779221</text:p>
              </table:table-cell>
              <table:table-cell office:value-type="float" office:value="0.194805194805195">
                <text:p>0.1948051948051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2">
                <text:p>0.82</text:p>
              </table:table-cell>
              <table:table-cell office:value-type="float" office:value="0.75">
                <text:p>0.75</text:p>
              </table:table-cell>
              <table:table-cell office:value-type="float" office:value="0.175324675324675">
                <text:p>0.175324675324675</text:p>
              </table:table-cell>
              <table:table-cell office:value-type="float" office:value="NaN">
                <text:p>NaN</text:p>
              </table:table-cell>
              <table:table-cell office:value-type="float" office:value="0.704545454545455">
                <text:p>0.704545454545455</text:p>
              </table:table-cell>
              <table:table-cell office:value-type="float" office:value="0.266233766233766">
                <text:p>0.266233766233766</text:p>
              </table:table-cell>
              <table:table-cell office:value-type="float" office:value="NaN">
                <text:p>NaN</text:p>
              </table:table-cell>
              <table:table-cell office:value-type="float" office:value="0.691558441558442">
                <text:p>0.691558441558442</text:p>
              </table:table-cell>
              <table:table-cell office:value-type="float" office:value="0.224025974025974">
                <text:p>0.2240259740259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3">
                <text:p>0.83</text:p>
              </table:table-cell>
              <table:table-cell office:value-type="float" office:value="0.737012987012987">
                <text:p>0.737012987012987</text:p>
              </table:table-cell>
              <table:table-cell office:value-type="float" office:value="0.188311688311688">
                <text:p>0.188311688311688</text:p>
              </table:table-cell>
              <table:table-cell office:value-type="float" office:value="NaN">
                <text:p>NaN</text:p>
              </table:table-cell>
              <table:table-cell office:value-type="float" office:value="0.698051948051948">
                <text:p>0.698051948051948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NaN">
                <text:p>NaN</text:p>
              </table:table-cell>
              <table:table-cell office:value-type="float" office:value="0.672077922077922">
                <text:p>0.672077922077922</text:p>
              </table:table-cell>
              <table:table-cell office:value-type="float" office:value="0.243506493506493">
                <text:p>0.2435064935064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4">
                <text:p>0.84</text:p>
              </table:table-cell>
              <table:table-cell office:value-type="float" office:value="0.717532467532468">
                <text:p>0.717532467532468</text:p>
              </table:table-cell>
              <table:table-cell office:value-type="float" office:value="0.207792207792208">
                <text:p>0.207792207792208</text:p>
              </table:table-cell>
              <table:table-cell office:value-type="float" office:value="NaN">
                <text:p>NaN</text:p>
              </table:table-cell>
              <table:table-cell office:value-type="float" office:value="0.685064935064935">
                <text:p>0.68506493506493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NaN">
                <text:p>NaN</text:p>
              </table:table-cell>
              <table:table-cell office:value-type="float" office:value="0.652597402597403">
                <text:p>0.652597402597403</text:p>
              </table:table-cell>
              <table:table-cell office:value-type="float" office:value="0.262987012987013">
                <text:p>0.2629870129870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5">
                <text:p>0.85</text:p>
              </table:table-cell>
              <table:table-cell office:value-type="float" office:value="0.681818181818182">
                <text:p>0.681818181818182</text:p>
              </table:table-cell>
              <table:table-cell office:value-type="float" office:value="0.243506493506493">
                <text:p>0.243506493506493</text:p>
              </table:table-cell>
              <table:table-cell office:value-type="float" office:value="NaN">
                <text:p>NaN</text:p>
              </table:table-cell>
              <table:table-cell office:value-type="float" office:value="0.655844155844156">
                <text:p>0.655844155844156</text:p>
              </table:table-cell>
              <table:table-cell office:value-type="float" office:value="0.314935064935065">
                <text:p>0.314935064935065</text:p>
              </table:table-cell>
              <table:table-cell office:value-type="float" office:value="NaN">
                <text:p>NaN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0.308441558441559">
                <text:p>0.3084415584415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6">
                <text:p>0.86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282467532467532">
                <text:p>0.282467532467532</text:p>
              </table:table-cell>
              <table:table-cell office:value-type="float" office:value="NaN">
                <text:p>NaN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NaN">
                <text:p>NaN</text:p>
              </table:table-cell>
              <table:table-cell office:value-type="float" office:value="0.551948051948052">
                <text:p>0.55194805194805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7">
                <text:p>0.87</text:p>
              </table:table-cell>
              <table:table-cell office:value-type="float" office:value="0.590909090909091">
                <text:p>0.590909090909091</text:p>
              </table:table-cell>
              <table:table-cell office:value-type="float" office:value="0.334415584415584">
                <text:p>0.334415584415584</text:p>
              </table:table-cell>
              <table:table-cell office:value-type="float" office:value="NaN">
                <text:p>NaN</text:p>
              </table:table-cell>
              <table:table-cell office:value-type="float" office:value="0.558441558441558">
                <text:p>0.558441558441558</text:p>
              </table:table-cell>
              <table:table-cell office:value-type="float" office:value="0.412337662337662">
                <text:p>0.412337662337662</text:p>
              </table:table-cell>
              <table:table-cell office:value-type="float" office:value="NaN">
                <text:p>NaN</text:p>
              </table:table-cell>
              <table:table-cell office:value-type="float" office:value="0.496753246753247">
                <text:p>0.496753246753247</text:p>
              </table:table-cell>
              <table:table-cell office:value-type="float" office:value="0.418831168831169">
                <text:p>0.418831168831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8">
                <text:p>0.88</text:p>
              </table:table-cell>
              <table:table-cell office:value-type="float" office:value="0.49025974025974">
                <text:p>0.49025974025974</text:p>
              </table:table-cell>
              <table:table-cell office:value-type="float" office:value="0.435064935064935">
                <text:p>0.435064935064935</text:p>
              </table:table-cell>
              <table:table-cell office:value-type="float" office:value="NaN">
                <text:p>NaN</text:p>
              </table:table-cell>
              <table:table-cell office:value-type="float" office:value="0.49025974025974">
                <text:p>0.49025974025974</text:p>
              </table:table-cell>
              <table:table-cell office:value-type="float" office:value="0.480519480519481">
                <text:p>0.480519480519481</text:p>
              </table:table-cell>
              <table:table-cell office:value-type="float" office:value="NaN">
                <text:p>NaN</text:p>
              </table:table-cell>
              <table:table-cell office:value-type="float" office:value="0.415584415584416">
                <text:p>0.4155844155844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9">
                <text:p>0.89</text:p>
              </table:table-cell>
              <table:table-cell office:value-type="float" office:value="0.405844155844156">
                <text:p>0.405844155844156</text:p>
              </table:table-cell>
              <table:table-cell office:value-type="float" office:value="0.519480519480519">
                <text:p>0.519480519480519</text:p>
              </table:table-cell>
              <table:table-cell office:value-type="float" office:value="NaN">
                <text:p>NaN</text:p>
              </table:table-cell>
              <table:table-cell office:value-type="float" office:value="0.396103896103896">
                <text:p>0.396103896103896</text:p>
              </table:table-cell>
              <table:table-cell office:value-type="float" office:value="0.574675324675325">
                <text:p>0.574675324675325</text:p>
              </table:table-cell>
              <table:table-cell office:value-type="float" office:value="NaN">
                <text:p>NaN</text:p>
              </table:table-cell>
              <table:table-cell office:value-type="float" office:value="0.331168831168831">
                <text:p>0.331168831168831</text:p>
              </table:table-cell>
              <table:table-cell office:value-type="float" office:value="0.584415584415584">
                <text:p>0.5844155844155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">
                <text:p>0.9</text:p>
              </table:table-cell>
              <table:table-cell office:value-type="float" office:value="0.279220779220779">
                <text:p>0.279220779220779</text:p>
              </table:table-cell>
              <table:table-cell office:value-type="float" office:value="0.646103896103896">
                <text:p>0.646103896103896</text:p>
              </table:table-cell>
              <table:table-cell office:value-type="float" office:value="NaN">
                <text:p>NaN</text:p>
              </table:table-cell>
              <table:table-cell office:value-type="float" office:value="0.262987012987013">
                <text:p>0.262987012987013</text:p>
              </table:table-cell>
              <table:table-cell office:value-type="float" office:value="0.707792207792208">
                <text:p>0.707792207792208</text:p>
              </table:table-cell>
              <table:table-cell office:value-type="float" office:value="NaN">
                <text:p>NaN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701298701298701">
                <text:p>0.7012987012987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1">
                <text:p>0.91</text:p>
              </table:table-cell>
              <table:table-cell office:value-type="float" office:value="0.126623376623377">
                <text:p>0.126623376623377</text:p>
              </table:table-cell>
              <table:table-cell office:value-type="float" office:value="0.798701298701299">
                <text:p>0.798701298701299</text:p>
              </table:table-cell>
              <table:table-cell office:value-type="float" office:value="NaN">
                <text:p>NaN</text:p>
              </table:table-cell>
              <table:table-cell office:value-type="float" office:value="0.113636363636364">
                <text:p>0.11363636363636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NaN">
                <text:p>NaN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824675324675325">
                <text:p>0.8246753246753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2">
                <text:p>0.92</text:p>
              </table:table-cell>
              <table:table-cell office:value-type="float" office:value="0.0292207792207792">
                <text:p>0.0292207792207792</text:p>
              </table:table-cell>
              <table:table-cell office:value-type="float" office:value="0.896103896103896">
                <text:p>0.896103896103896</text:p>
              </table:table-cell>
              <table:table-cell office:value-type="float" office:value="NaN">
                <text:p>NaN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0.948051948051948">
                <text:p>0.948051948051948</text:p>
              </table:table-cell>
              <table:table-cell office:value-type="float" office:value="NaN">
                <text:p>NaN</text:p>
              </table:table-cell>
              <table:table-cell office:value-type="float" office:value="0.0292207792207792">
                <text:p>0.0292207792207792</text:p>
              </table:table-cell>
              <table:table-cell office:value-type="float" office:value="0.886363636363636">
                <text:p>0.8863636363636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3">
                <text:p>0.93</text:p>
              </table:table-cell>
              <table:table-cell office:value-type="float" office:value="0.00324675324675325">
                <text:p>0.00324675324675325</text:p>
              </table:table-cell>
              <table:table-cell office:value-type="float" office:value="0.922077922077922">
                <text:p>0.922077922077922</text:p>
              </table:table-cell>
              <table:table-cell office:value-type="float" office:value="NaN">
                <text:p>NaN</text:p>
              </table:table-cell>
              <table:table-cell office:value-type="float" office:value="0.00649350649350649">
                <text:p>0.00649350649350649</text:p>
              </table:table-cell>
              <table:table-cell office:value-type="float" office:value="0.964285714285714">
                <text:p>0.964285714285714</text:p>
              </table:table-cell>
              <table:table-cell office:value-type="float" office:value="NaN">
                <text:p>NaN</text:p>
              </table:table-cell>
              <table:table-cell office:value-type="float" office:value="0.00649350649350649">
                <text:p>0.00649350649350649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  <table:table-cell office:value-type="float" office:value="0.925324675324675">
                <text:p>0.9253246753246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970779220779221">
                <text:p>0.9707792207792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915584415584416">
                <text:p>0.9155844155844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925324675324675">
                <text:p>0.9253246753246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970779220779221">
                <text:p>0.9707792207792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915584415584416">
                <text:p>0.9155844155844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  <table:table-cell office:value-type="float" office:value="0.925324675324675">
                <text:p>0.9253246753246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970779220779221">
                <text:p>0.9707792207792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915584415584416">
                <text:p>0.9155844155844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7">
                <text:p>0.97</text:p>
              </table:table-cell>
              <table:table-cell office:value-type="float" office:value="0">
                <text:p>0</text:p>
              </table:table-cell>
              <table:table-cell office:value-type="float" office:value="0.925324675324675">
                <text:p>0.9253246753246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970779220779221">
                <text:p>0.9707792207792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915584415584416">
                <text:p>0.9155844155844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  <table:table-cell office:value-type="float" office:value="0.925324675324675">
                <text:p>0.9253246753246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970779220779221">
                <text:p>0.9707792207792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915584415584416">
                <text:p>0.9155844155844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">
                <text:p>0.99</text:p>
              </table:table-cell>
              <table:table-cell office:value-type="float" office:value="0">
                <text:p>0</text:p>
              </table:table-cell>
              <table:table-cell office:value-type="float" office:value="0.925324675324675">
                <text:p>0.9253246753246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970779220779221">
                <text:p>0.9707792207792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915584415584416">
                <text:p>0.9155844155844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925324675324675">
                <text:p>0.9253246753246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970779220779221">
                <text:p>0.9707792207792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915584415584416">
                <text:p>0.9155844155844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